
<file path=META-INF/manifest.xml><?xml version="1.0" encoding="utf-8"?>
<!DOCTYPE manifest  PUBLIC '-//OpenOffice.org//DTD Manifest 1.0//EN'  'Manifest.dtd'>
<!--
*************************************************************************
  file:  manifest.xml
  Generated by Inkscape: Tue Oct  1 13:55:18 2013
  http://www.inkscape.org
*************************************************************************
--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!--List our images here-->
</manifest:manifest>
</file>

<file path=content.xml><?xml version="1.0" encoding="utf-8"?>
<!--
*************************************************************************
  file:  content.xml
  Generated by Inkscape: Tue Oct  1 13:55:18 2013
  http://www.inkscape.org
*************************************************************************
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!--
*************************************************************************
  D R A W I N G
  This section is the heart of SVG-ODF conversion.  We are
  starting with simple conversions, and will slowly evolve
  into a 'smarter' translation as time progresses.  Any help
  in improving .odg export is welcome.
*************************************************************************
-->
  <office:body>
    <office:drawing>
      <draw:page draw:name="page1" draw:style-name="dp1" draw:master-page-name="Default">
        <draw:g id="Firefox">
          <draw:g id="Globe">
            <draw:path id="ellipse10" draw:style-name="style0" draw:layer="layout" svg:x="0.131cm" svg:y="6.944cm" svg:width="7.555cm" svg:height="7.578cm" svg:viewBox="0.0 0.0 7555.108 7578.173" svg:d="M 7818.932 17679.015 C 7818.932 19771.670 6127.663 21468.102 4041.377 21468.102 C 1955.092 21468.102 263.823 19771.670 263.823 17679.015 C 263.823 15586.360 1955.092 13889.929 4041.377 13889.929 C 6127.663 13889.929 7818.932 15586.360 7818.932 17679.015 L 7818.932 17679.015 Z">
              <!-- 6 nodes -->
            </draw:path>
            <draw:path id="ellipse33" draw:style-name="style1" draw:fill-gradient-name="gradient0" draw:layer="layout" svg:x="0.203cm" svg:y="7.016cm" svg:width="7.412cm" svg:height="7.435cm" svg:viewBox="0.0 0.0 7412.374 7435.097" svg:d="M 7818.932 17750.553 C 7818.932 19803.699 6159.615 21468.102 4112.744 21468.102 C 2065.874 21468.102 406.557 19803.699 406.557 17750.553 C 406.557 15697.408 2065.874 14033.004 4112.744 14033.004 C 6159.615 14033.004 7818.932 15697.408 7818.932 17750.553 L 7818.932 17750.553 Z">
              <!-- 6 nodes -->
            </draw:path>
            <draw:path id="path42" draw:style-name="style1" draw:fill-gradient-name="gradient1" draw:layer="layout" svg:x="2.676cm" svg:y="11.518cm" svg:width="1.438cm" svg:height="1.431cm" svg:viewBox="0.0 0.0 1438.853 1431.602" svg:d="M 6054.780 24171.404 C 6050.196 24151.238 6000.220 24092.719 5961.958 24079.636 C 5923.823 24066.554 5886.325 24136.050 5861.751 24020.670 C 5781.153 24067.001 5746.392 24007.907 5746.392 24007.907 C 5746.392 24007.907 5659.491 24013.012 5642.684 24119.649 C 5601.303 24168.724 5495.239 24347.218 5551.581 24161.576 C 5608.306 23974.786 5491.737 24146.899 5480.914 24240.708 C 5460.669 24282.380 5426.482 24286.592 5448.000 24099.164 C 5373.322 24073.319 5335.188 23899.611 5376.124 23896.292 C 5328.567 23829.860 5365.938 23728.264 5405.536 23733.689 C 5445.135 23738.794 5513.128 23646.899 5511.027 23625.584 C 5508.926 23604.333 5541.713 23619.522 5539.676 23476.509 C 5537.575 23333.114 5593.599 23297.633 5598.183 23417.543 C 5603.021 23537.007 5674.198 23378.424 5666.876 23317.607 C 5659.491 23257.046 5674.007 23120.160 5717.362 23201.079 C 5666.876 23000.887 5706.730 22992.974 5737.034 23126.222 C 5812.985 23132.221 5815.595 23172.808 5815.595 23172.808 C 5899.695 23152.068 5939.994 23215.565 5946.488 23251.174 C 6024.412 23158.960 6103.101 23258.386 6103.101 23258.386 C 6103.101 23258.386 6157.406 23240.326 6131.431 23334.965 C 6105.329 23429.285 6244.243 23378.233 6211.074 23310.460 C 6279.386 23275.808 6380.802 23380.785 6412.761 23452.387 C 6444.720 23524.308 6358.010 23626.158 6425.621 23650.792 C 6493.614 23675.297 6463.820 23793.867 6463.820 23793.867 C 6463.820 23793.867 6605.917 23872.872 6507.302 23940.709 L 6473.687 24021.436 C 6473.687 24021.436 6537.988 24093.357 6559.888 24050.536 C 6581.789 24007.652 6589.556 24094.123 6589.556 24094.123 C 6581.343 24078.807 6605.344 24183.210 6693.964 24205.163 C 6782.966 24226.924 6839.309 24367.894 6740.502 24369.681 C 6642.078 24371.276 6634.438 24368.596 6607.763 24426.222 C 6581.216 24483.593 6455.543 24485.635 6390.479 24411.353 C 6321.276 24434.837 6198.151 24404.588 6234.375 24349.068 C 6174.659 24383.976 6118.252 24290.230 6164.918 24248.430 C 6211.584 24206.758 6138.689 24152.770 6114.178 24212.502 C 6089.922 24272.170 5961.130 24301.589 5970.107 24200.058 C 5972.781 24169.936 6041.410 24152.323 6042.302 24177.467 C 6054.843 24206.503 6059.936 24175.169 6054.780 24171.404 L 6054.780 24171.404 Z">
              <!-- 39 nodes -->
            </draw:path>
            <draw:g id="g44">
              <draw:path id="path53" draw:style-name="style1" draw:fill-gradient-name="gradient2" draw:layer="layout" svg:x="6.371cm" svg:y="9.728cm" svg:width="0.260cm" svg:height="0.171cm" svg:viewBox="0.0 0.0 260.961 171.743" svg:d="M 12814.301 19475.997 C 12833.973 19495.525 12872.680 19491.185 12894.135 19485.187 C 12915.717 19478.997 12912.661 19463.681 12931.251 19457.682 C 12949.522 19451.492 13020.189 19485.187 13001.727 19558.767 C 12958.881 19564.765 12943.347 19616.967 12943.347 19616.967 C 12943.347 19616.967 12900.501 19635.282 12878.856 19626.157 C 12857.337 19616.967 12857.337 19619.966 12826.588 19622.966 C 12795.838 19626.157 12721.988 19583.272 12801.950 19583.272 C 12881.975 19583.272 12792.846 19546.450 12758.977 19546.450 C 12725.235 19546.450 12752.801 19512.755 12792.846 19521.945 C 12765.088 19475.997 12780.431 19442.111 12814.301 19475.997 L 12814.301 19475.997 Z">
                <!-- 12 nodes -->
              </draw:path>
              <draw:path id="path62" draw:style-name="style1" draw:fill-gradient-name="gradient3" draw:layer="layout" svg:x="6.157cm" svg:y="9.858cm" svg:width="0.269cm" svg:height="0.234cm" svg:viewBox="0.0 0.0 269.497 234.649" svg:d="M 12322.371 19772.825 C 12300.916 19794.139 12325.490 19858.594 12353.120 19855.403 C 12380.687 19852.404 12423.787 19840.215 12423.787 19840.215 C 12423.787 19840.215 12445.242 19883.099 12423.787 19895.480 C 12402.332 19907.605 12339.815 19902.244 12420.795 19932.174 C 12503.812 19962.742 12525.203 19953.489 12531.379 19938.173 C 12537.554 19922.984 12565.121 19870.910 12580.591 19873.974 C 12592.878 19846.469 12537.554 19821.963 12568.368 19803.457 C 12598.862 19785.078 12574.479 19717.751 12574.479 19717.751 C 12574.479 19717.751 12531.379 19720.751 12512.980 19751.446 C 12494.518 19782.078 12470.071 19748.447 12451.608 19748.447 C 12448.489 19766.762 12436.138 19782.078 12436.138 19782.078 L 12423.851 19754.382 C 12423.787 19754.318 12337.650 19751.383 12322.371 19772.825 L 12322.371 19772.825 Z">
                <!-- 15 nodes -->
              </draw:path>
            </draw:g>
            <!-- id="g44" -->
            <draw:path id="path73" draw:style-name="style1" draw:fill-gradient-name="gradient4" draw:layer="layout" svg:x="3.978cm" svg:y="9.295cm" svg:width="2.313cm" svg:height="3.511cm" svg:viewBox="0.0 0.0 2313.858 3511.874" svg:d="M 9569.570 19259.429 C 9566.896 19251.579 9594.017 19219.863 9586.759 19260.960 C 9570.079 19290.188 9654.115 19316.480 9677.671 19283.934 C 9756.678 19175.447 9603.184 19122.990 9536.592 19173.404 C 9469.363 19224.266 9432.311 19115.204 9509.535 19099.697 C 9586.504 19084.062 9592.998 18944.623 9508.198 18944.113 C 9583.066 18907.099 9479.358 18796.187 9393.667 18777.233 C 9379.852 18657.897 9254.307 18582.020 9188.287 18625.351 C 9121.631 18668.810 9115.901 18661.152 9018.241 18601.739 C 8920.963 18542.581 8874.106 18724.777 8945.665 18804.355 C 9017.668 18884.508 8965.464 19013.736 8968.456 18991.656 C 8968.456 18991.656 8941.335 19040.539 8943.118 19058.854 C 8860.737 19086.870 8836.672 18970.597 8785.550 18944.879 C 8748.307 18993.570 8688.144 19019.544 8688.144 19019.544 L 8692.665 18920.437 C 8692.665 18920.437 8436.927 18780.807 8358.366 18819.926 C 8261.533 18849.920 8238.614 19074.617 8326.534 19107.482 C 8414.581 19140.731 8216.077 19223.500 8415.218 19433.966 C 8619.770 19650.048 8698.840 19656.238 8740.603 19621.075 C 8750.917 19612.205 8768.743 19598.931 8790.516 19584.189 C 8792.489 19592.485 8795.800 19600.462 8800.893 19607.993 C 8852.079 19685.147 8681.905 19745.963 8658.159 19856.493 C 8634.030 19968.235 8656.249 20176.021 8757.220 20183.104 C 8776.446 20072.383 8965.400 20111.503 8862.583 20211.822 C 8757.920 20314.119 8831.324 20332.179 8831.324 20332.179 C 8831.324 20332.179 8836.290 20523.819 8996.341 20462.555 C 8991.693 20473.532 8987.937 20487.571 8985.709 20502.887 C 8940.953 20493.825 8831.579 20480.105 8804.840 20556.557 C 8771.098 20653.047 8628.237 20523.883 8528.285 20567.214 C 8428.778 20610.226 8283.561 20751.451 8332.455 20850.749 C 8426.423 20806.078 8498.363 21007.482 8367.088 20966.129 C 8235.368 20924.649 8260.960 21003.334 8260.960 21003.334 C 8260.960 21003.334 8123.829 21111.758 8252.239 21227.201 C 8202.899 21234.731 8115.234 21289.805 8144.774 21410.609 C 8144.774 21410.609 8088.432 21412.651 8080.856 21520.756 C 7897.058 21557.897 7908.263 21615.076 8184.819 21552.408 C 8073.216 21610.481 8262.870 21637.795 8346.907 21630.073 C 8431.070 21622.415 8651.983 21731.604 8486.012 21732.689 C 8319.722 21733.710 8369.253 21815.267 8568.393 21819.160 C 8767.215 21823.244 8746.333 21869.447 8775.873 21867.405 C 8805.413 21865.363 8934.014 21967.022 8927.011 22023.372 C 8919.817 22079.786 9061.724 22138.305 9154.036 22073.659 C 9158.747 22132.306 9401.434 22086.550 9437.340 21980.807 C 9700.144 22021.075 9694.096 21971.936 9635.589 21940.666 C 9503.996 21920.500 9262.519 21745.197 9524.432 21835.370 C 9785.008 21925.414 9533.982 21764.534 9465.288 21702.696 C 9315.678 21673.532 9308.039 21548.516 9308.039 21548.516 C 9308.039 21548.516 9390.674 21501.356 9325.483 21383.487 C 9487.125 21353.430 9389.528 21296.442 9407.673 21242.134 C 9425.817 21187.635 9507.879 21118.203 9536.019 21112.587 C 9541.367 21105.248 9585.358 21114.055 9544.550 21130.647 C 9509.280 21131.030 9534.300 21230.583 9576.509 21235.689 C 9719.243 21253.111 9677.480 21066.321 9593.635 21028.733 C 9509.598 20990.826 9585.040 20888.082 9644.056 20957.259 C 9703.073 21026.308 9834.602 20948.771 9785.263 20861.279 C 9863.696 20915.778 9905.969 20739.454 9872.609 20638.241 C 9977.527 20547.048 9974.153 20365.236 9892.982 20324.585 C 9853.064 20304.610 9833.774 20291.656 9824.097 20266.831 C 9872.291 20243.985 9936.209 20227.137 9961.293 20249.665 C 10002.101 20286.614 10115.678 20184.700 10108.484 20065.555 C 10156.295 20091.847 10232.437 19848.899 10167.755 19763.896 C 10315.837 19556.365 10275.919 19537.540 10226.389 19572.319 C 10151.902 19675.829 9907.242 19799.697 10096.897 19616.225 C 10281.012 19438.114 10047.939 19573.149 9969.951 19602.058 C 9878.212 19717.246 9780.870 19661.917 9780.870 19661.917 C 9780.870 19661.917 9785.008 19567.533 9666.530 19565.619 C 9721.280 19414.183 9633.042 19468.873 9602.166 19427.521 C 9571.225 19386.231 9560.084 19285.274 9569.570 19259.429 L 9569.570 19259.429 Z">
              <!-- 69 nodes -->
            </draw:path>
            <draw:path id="path82" draw:style-name="style1" draw:fill-gradient-name="gradient5" draw:layer="layout" svg:x="3.667cm" svg:y="8.109cm" svg:width="0.568cm" svg:height="0.549cm" svg:viewBox="0.0 0.0 568.459 549.140" svg:d="M 7338.271 16556.425 C 7315.288 16616.476 7413.267 16714.051 7462.479 16682.653 C 7511.818 16651.064 7582.485 16588.077 7582.485 16588.077 C 7582.485 16588.077 7657.417 16648.384 7627.113 16691.396 C 7596.618 16734.280 7475.211 16782.525 7650.923 16762.998 C 7831.156 16743.023 7864.006 16705.754 7863.115 16671.294 C 7862.160 16636.961 7872.091 16513.732 7903.287 16505.180 C 7904.242 16442.002 7780.734 16447.873 7823.516 16384.631 C 7866.298 16321.709 7765.900 16218.326 7765.900 16218.326 C 7765.900 16218.326 7687.721 16264.210 7677.917 16338.811 C 7668.049 16413.285 7594.899 16373.144 7560.266 16390.247 C 7569.243 16427.516 7558.611 16467.592 7558.611 16467.592 L 7513.346 16427.452 C 7513.410 16427.388 7349.666 16501.989 7338.271 16556.425 L 7338.271 16556.425 Z">
              <!-- 15 nodes -->
            </draw:path>
            <draw:path id="path91" draw:style-name="style1" draw:fill-gradient-name="gradient6" draw:layer="layout" svg:x="3.955cm" svg:y="11.546cm" svg:width="0.269cm" svg:height="0.234cm" svg:viewBox="0.0 0.0 269.471 234.798" svg:d="M 7919.648 23147.553 C 7898.193 23168.868 7922.831 23233.258 7950.397 23230.259 C 7978.027 23227.132 8021.064 23214.943 8021.064 23214.943 C 8021.064 23214.943 8042.519 23257.827 8021.064 23270.144 C 7999.482 23282.269 7937.091 23277.036 8017.944 23306.838 C 8100.898 23337.470 8122.480 23328.281 8128.656 23312.965 C 8134.704 23297.649 8162.334 23245.575 8177.741 23248.574 C 8190.155 23221.069 8134.704 23196.628 8165.453 23178.249 C 8196.203 23159.678 8171.756 23092.352 8171.756 23092.352 C 8171.756 23092.352 8128.719 23095.415 8110.257 23126.111 C 8091.794 23156.679 8067.220 23122.984 8048.758 23122.984 C 8045.638 23141.363 8033.478 23156.679 8033.478 23156.679 L 8021.191 23129.174 C 8021.128 23129.174 7934.991 23126.111 7919.648 23147.553 L 7919.648 23147.553 Z">
              <!-- 15 nodes -->
            </draw:path>
            <draw:g id="g93">
              <draw:path id="path108" draw:style-name="style1" draw:fill-gradient-name="gradient7" draw:layer="layout" svg:x="3.974cm" svg:y="7.016cm" svg:width="2.485cm" svg:height="2.022cm" svg:viewBox="0.0 0.0 2485.074 2022.279" svg:d="M 7966.712 14025.410 C 7908.651 14038.365 8005.738 14248.958 8005.738 14248.958 C 8005.738 14248.958 8002.237 14390.375 8026.174 14397.586 C 8049.985 14404.798 8207.743 14444.364 8290.188 14547.235 C 8373.015 14650.235 8329.978 14704.415 8261.030 14674.676 C 8192.019 14645.002 8210.290 14735.876 8210.290 14735.876 C 8210.290 14735.876 8418.471 14803.713 8261.221 14799.373 C 8103.653 14795.161 8367.285 14910.477 8349.905 14922.538 C 8332.524 14934.727 8322.593 15001.096 8322.593 15001.096 C 8322.593 15001.096 8183.615 15012.711 8301.393 15062.296 C 8699.928 15230.579 8258.802 15185.142 8258.802 15185.142 L 8202.523 15254.510 L 8313.871 15394.523 L 8399.499 15455.914 C 8399.499 15455.914 8579.858 15395.608 8636.073 15386.163 C 8692.352 15376.846 8834.322 15270.337 8834.322 15270.337 C 8834.322 15270.337 8876.914 15300.841 8845.082 15238.620 C 8813.186 15176.335 8962.287 15204.159 8999.466 15250.490 L 9262.652 15369.635 C 9266.090 15378.824 9271.947 15387.120 9281.242 15393.566 C 9332.555 15429.622 9234.831 15491.524 9244.763 15557.063 C 9254.694 15621.900 9314.347 15729.622 9379.794 15718.263 C 9368.334 15656.425 9497.635 15648.958 9452.625 15717.880 C 9407.679 15786.610 9457.527 15785.270 9457.527 15785.270 C 9457.527 15785.270 9499.100 15882.334 9587.019 15828.409 C 9583.454 15858.020 9601.471 15917.561 9676.976 15921.517 C 9676.976 15921.517 9668.955 15953.808 9730.963 15976.718 C 9722.560 16087.567 9757.957 16091.077 9766.679 15922.730 C 9782.276 15996.565 9829.833 15892.672 9839.319 15842.959 C 9848.869 15792.927 9951.113 15683.100 9923.483 15780.164 C 9896.043 15876.399 10224.931 15911.626 10261.410 15796.693 C 10298.208 15680.866 10429.291 15620.368 10433.239 15602.819 C 10437.186 15584.887 10141.467 15557.382 10174.127 15571.358 C 10206.850 15585.333 10267.713 15510.860 10245.112 15444.619 C 10281.782 15452.021 10297.953 15297.778 10239.828 15257.829 C 10312.596 15104.351 10281.273 15099.564 10251.415 15130.132 C 10215.126 15207.031 10065.389 15323.049 10166.933 15180.101 C 10269.368 15035.684 10125.360 15161.977 10075.384 15193.374 C 10031.520 15278.952 9954.487 15262.296 9954.487 15262.296 C 9954.487 15262.296 9940.353 15204.159 9857.973 15223.559 C 9867.586 15120.688 9816.400 15170.081 9786.669 15149.915 C 9768.525 15137.599 9751.145 15109.903 9740.449 15086.163 C 9811.434 15115.008 9906.739 15145.704 9890.314 15092.800 C 9879.682 15058.212 10024.772 15133.834 10029.865 15118.071 L 10211.179 15092.800 L 10387.464 14981.122 C 9260.806 13971.932 7966.712 14025.410 7966.712 14025.410 L 7966.712 14025.410 Z">
                <!-- 48 nodes -->
              </draw:path>
              <draw:path id="path117" draw:style-name="style1" draw:fill-gradient-name="gradient8" draw:layer="layout" svg:x="1.136cm" svg:y="7.016cm" svg:width="2.788cm" svg:height="1.812cm" svg:viewBox="0.0 0.0 2788.792 1812.763" svg:d="M 3454.333 14350.426 C 2781.216 14653.362 2273.306 15277.739 2273.306 15277.739 C 2273.306 15277.739 2333.023 15414.625 2353.841 15404.542 C 2374.850 15394.587 2203.531 15763.700 2329.267 15784.504 C 2455.640 15805.244 2819.223 15556.169 2751.804 15579.016 C 2684.575 15601.734 2789.683 15444.236 2789.683 15444.236 C 2789.683 15444.236 2978.892 15360.126 2866.971 15457.127 C 2756.005 15553.553 3014.544 15469.060 3010.533 15488.779 C 3006.459 15508.626 3043.957 15561.977 3043.957 15561.977 C 3043.957 15561.977 2955.273 15657.318 3069.804 15618.901 C 3462.737 15486.482 3121.499 15732.430 3121.499 15732.430 L 3128.248 15816.157 L 3298.230 15845.767 L 3398.691 15836.195 C 3398.691 15836.195 3486.611 15680.739 3520.544 15638.492 C 3554.604 15596.182 3585.990 15428.920 3585.990 15428.920 C 3585.990 15428.920 3637.112 15423.559 3572.430 15399.054 C 3507.747 15374.485 3634.311 15298.033 3692.500 15307.541 L 3966.445 15222.283 C 3975.231 15226.623 3985.035 15228.856 3996.367 15227.516 C 4059.076 15220.241 4027.499 15329.813 4078.748 15371.102 C 4129.424 15412.200 4245.993 15451.766 4287.756 15401.032 C 4237.844 15363.125 4330.665 15272.698 4342.507 15353.106 C 4354.412 15432.813 4391.337 15399.245 4391.337 15399.245 C 4391.337 15399.245 4489.570 15229.877 4520.957 15132.685 C 4538.146 15156.744 4698.451 14921.517 4649.876 14809.328 C 4600.791 14695.736 4680.371 14588.780 4671.521 14572.251 C 4662.417 14555.914 4614.479 14605.946 4649.876 14593.949 C 4685.591 14581.696 4548.714 14643.215 4530.570 14462.424 C 4512.235 14277.995 4485.559 14477.931 4467.861 14537.025 C 4491.862 14633.260 4740.979 14148.193 4740.979 14148.193 L 5062.099 14016.923 C 5062.099 14017.178 4331.175 13955.851 3454.333 14350.426 L 3454.333 14350.426 Z">
                <!-- 34 nodes -->
              </draw:path>
            </draw:g>
            <!-- id="g93" -->
            <draw:path id="ellipse132" draw:style-name="style1" draw:fill-gradient-name="gradient9" draw:layer="layout" svg:x="1.876cm" svg:y="7.155cm" svg:width="3.924cm" svg:height="2.548cm" svg:viewBox="0.0 0.0 3924.872 2548.946" svg:d="M 7678.490 15585.589 C 7678.490 16289.461 6799.877 16860.062 5716.053 16860.062 C 4632.230 16860.062 3753.617 16289.461 3753.617 15585.589 C 3753.617 14881.716 4632.230 14311.115 5716.053 14311.115 C 6799.877 14311.115 7678.490 14881.716 7678.490 15585.589 L 7678.490 15585.589 Z">
              <!-- 6 nodes -->
            </draw:path>
          </draw:g>
          <!-- id="Globe" -->
          <draw:g id="Fox">
            <draw:g id="g146">
              <draw:path id="path159" draw:style-name="style1" draw:fill-gradient-name="gradient10" draw:layer="layout" svg:x="0.168cm" svg:y="7.569cm" svg:width="7.671cm" svg:height="6.981cm" svg:viewBox="0.0 0.0 7671.365 6981.049" svg:d="M 7997.910 17263.426 L 7907.125 17847.344 C 7907.125 17847.344 7777.315 16766.298 7618.219 16362.150 C 7374.387 15742.878 7265.904 15747.855 7265.203 15748.749 C 7428.501 16164.767 7398.897 16388.251 7398.897 16388.251 C 7398.897 16388.251 7109.545 15597.760 6344.498 15346.260 C 5438.434 15048.557 4976.872 15156.152 4980.310 15160.300 C 4983.748 15164.511 5916.741 15323.797 6082.203 15551.684 C 6082.203 15551.684 5685.896 15551.684 5291.498 15665.596 C 5273.673 15670.702 6742.587 15849.515 7042.889 17320.861 C 7042.889 17320.861 6881.884 16984.103 6682.743 16926.923 C 6813.700 17326.285 6780.085 18084.103 6655.368 18460.746 C 6639.325 18509.182 6622.899 18251.365 6377.221 18140.325 C 6455.909 18705.545 6372.510 19602.035 5981.296 19849.003 C 5950.801 19868.212 6226.529 18964.000 6036.747 19313.585 C 4903.722 21054.938 3556.660 20018.116 3010.298 19648.557 C 3448.814 19756.278 3914.642 19678.678 4184.322 19493.930 C 4456.484 19307.459 4617.490 19171.148 4762.070 19203.375 C 4906.587 19235.730 5002.783 19090.356 4890.544 18961.384 C 4778.177 18832.156 4505.314 18654.556 4136.192 18751.365 C 3875.870 18819.712 3553.286 19108.416 3060.847 18816.074 C 2640.729 18566.553 2643.594 18363.937 2643.594 18234.836 C 2643.594 18105.672 2758.189 17909.374 2966.752 17941.601 C 3153.541 17970.510 3055.117 17860.554 3256.103 17941.601 C 3310.854 17963.681 3250.628 17678.104 3172.704 17495.143 C 3322.759 17181.231 3809.596 17087.932 3845.948 17060.427 C 3911.777 17010.523 3875.552 16985.634 3898.025 16910.459 C 3919.035 16840.452 3932.468 16651.237 3387.633 16703.503 C 3136.925 16727.562 2977.447 16401.908 2925.179 16322.839 C 2942.114 16222.201 2969.298 16130.242 3006.096 16046.005 C 3043.466 15969.234 3084.275 15898.908 3125.020 15845.686 C 3137.752 15829.030 3148.830 15814.416 3158.889 15800.823 C 3240.124 15705.864 3339.821 15624.690 3459.509 15557.173 C 3521.963 15521.818 2761.181 15554.939 2418.861 16002.227 C 2326.994 16014.224 2200.940 15987.677 2060.052 15987.677 C 1883.449 15987.677 1744.725 16007.013 1616.315 16039.368 C 1595.752 16044.537 1562.583 16041.729 1522.029 16032.029 C 1409.026 15914.671 1089.306 15632.603 1074.664 15250.025 C 1074.664 15250.025 609.791 15608.162 679.375 16584.550 C 673.264 17124.498 514.231 16970.127 432.423 17263.171 C 394.353 17402.035 489.657 17506.630 489.657 17510.714 C 489.530 17512.820 603.997 17386.528 603.997 17386.528 C 603.997 17386.528 -116.867 18638.410 814.088 20236.559 C 1616.506 21614.287 2963.059 22223.157 4360.352 22104.587 C 4604.757 22088.633 4850.945 22052.130 5096.560 21992.653 C 8351.880 21203.694 7997.910 17263.426 7997.910 17263.426 L 7997.910 17263.426 Z">
                <!-- 47 nodes -->
              </draw:path>
            </draw:g>
            <!-- id="g146" -->
            <draw:path id="path166" draw:style-name="style1" draw:fill-gradient-name="gradient11" draw:layer="layout" svg:x="2.381cm" svg:y="8.706cm" svg:width="1.439cm" svg:height="1.258cm" svg:viewBox="0.0 0.0 1439.133 1258.330" svg:d="M 5126.654 17413.859 C 5126.654 17413.859 5267.351 17799.245 5582.932 17797.969 C 6185.001 17795.544 6197.033 17803.904 6200.917 17877.292 C 6212.885 18100.649 6102.874 18173.846 6060.793 18205.627 C 6018.584 18237.343 5445.291 18570.528 5424.218 18665.805 C 5403.146 18761.019 4762.688 17759.743 4762.688 17759.743 L 5126.654 17413.859 L 5126.654 17413.859 Z">
              <!-- 8 nodes -->
            </draw:path>
            <draw:path id="path179" draw:style-name="style1" draw:fill-gradient-name="gradient12" draw:layer="layout" svg:x="3.065cm" svg:y="9.122cm" svg:width="0.727cm" svg:height="0.462cm" svg:viewBox="0.0 0.0 727.893 462.987" svg:d="M 6131.714 18244.746 C 6131.714 18244.746 6327.289 18495.033 6179.398 18595.161 C 5998.720 18717.433 6434.817 18744.172 6592.831 18655.276 C 6750.844 18566.380 6847.868 18435.748 6853.407 18416.284 C 6858.946 18396.820 6910.831 18221.389 6580.989 18282.525 C 6372.427 18321.198 6296.030 18330.132 6131.714 18244.746 L 6131.714 18244.746 Z">
              <!-- 7 nodes -->
            </draw:path>
            <draw:path id="path186" draw:style-name="style1" draw:fill-gradient-name="gradient13" draw:layer="layout" svg:x="2.784cm" svg:y="9.299cm" svg:width="1.025cm" svg:height="0.665cm" svg:viewBox="0.0 0.0 1025.432 665.963" svg:d="M 6463.593 18797.880 C 6495.553 18773.757 6566.474 18725.321 6593.595 18605.729 C 6573.795 18613.770 6571.949 18591.052 6548.585 18600.879 C 6105.803 19063.866 6088.868 18741.466 5847.201 18806.368 C 5626.924 18866.802 5577.457 18949.699 5568.162 18956.144 C 5571.409 18960.803 5574.783 18965.589 5578.030 18970.248 C 5641.503 19002.539 5702.365 19105.666 5748.076 19197.688 C 5792.768 19251.039 5822.754 19277.331 5827.083 19257.995 C 5848.092 19162.717 6421.384 18829.533 6463.593 18797.880 L 6463.593 18797.880 Z">
              <!-- 10 nodes -->
            </draw:path>
            <draw:path id="path193" draw:style-name="style1" draw:fill-gradient-name="gradient14" draw:layer="layout" svg:x="0.112cm" svg:y="9.860cm" svg:width="6.050cm" svg:height="4.688cm" svg:viewBox="0.0 0.0 6050.948 4688.689" svg:d="M 484.203 19727.260 C 393.801 19917.369 -186.303 20900.010 760.441 22535.492 C 1686.876 24136.257 3290.249 24659.040 4927.236 24303.839 C 5394.528 24202.499 5933.314 23836.002 6276.653 23567.081 C 6056.058 23009.327 6186.633 23030.259 6068.409 23103.648 C 4749.677 23921.963 3701.389 23114.752 2890.058 23011.561 C -94.690 22632.365 494.708 19721.325 494.708 19721.325 L 484.203 19727.260 L 484.203 19727.260 Z">
              <!-- 9 nodes -->
            </draw:path>
            <draw:path id="path200" draw:style-name="style1" draw:fill-gradient-name="gradient15" draw:layer="layout" svg:x="2.519cm" svg:y="11.569cm" svg:width="1.920cm" svg:height="0.576cm" svg:viewBox="0.0 0.0 1920.545 576.643" svg:d="M 5376.343 23679.142 C 5657.673 23763.698 6271.456 23690.820 6535.088 23494.266 C 6712.710 23361.912 6846.913 23262.103 6959.789 23220.367 C 6760.267 23084.503 6757.083 23277.100 6337.539 23374.483 C 5463.563 23577.738 5039.243 23138.683 5039.243 23138.683 C 5101.125 23486.098 5317.582 23655.275 5414.987 23715.326 C 5389.140 23692.352 5375.579 23678.887 5376.343 23679.142 L 5376.343 23679.142 Z">
              <!-- 8 nodes -->
            </draw:path>
            <draw:path id="path207" draw:style-name="style1" draw:fill-gradient-name="gradient16" draw:layer="layout" svg:x="0.325cm" svg:y="11.255cm" svg:width="1.583cm" svg:height="2.441cm" svg:viewBox="0.0 0.0 1583.764 2441.288" svg:d="M 2234.153 24951.382 C 2234.153 24951.382 1506.603 24128.408 1303.516 23206.775 C 1004.042 22923.239 791.532 22683.482 650.389 22510.093 C 731.879 23165.932 1065.477 24184.120 2234.153 24951.382 L 2234.153 24951.382 Z">
              <!-- 5 nodes -->
            </draw:path>
            <draw:path id="path214" draw:style-name="style1" draw:fill-gradient-name="gradient17" draw:layer="layout" svg:x="0.620cm" svg:y="11.115cm" svg:width="0.681cm" svg:height="1.833cm" svg:viewBox="0.0 0.0 681.553 1833.824" svg:d="M 1922.550 24064.016 C 1922.550 24064.016 1420.434 23347.488 1608.688 22739.064 C 1778.034 22192.095 1572.718 22517.494 1453.285 22634.405 C 1332.642 22752.529 1270.633 22285.714 1273.689 22231.917 C 1273.880 22230.768 1273.753 22230.257 1273.625 22230.194 C 1266.049 22228.598 1034.632 23348.636 1922.550 24064.016 L 1922.550 24064.016 Z">
              <!-- 7 nodes -->
            </draw:path>
            <draw:path id="path221" draw:style-name="style1" draw:fill-gradient-name="gradient18" draw:layer="layout" svg:x="0.299cm" svg:y="9.933cm" svg:width="0.767cm" svg:height="2.390cm" svg:viewBox="0.0 0.0 767.637 2390.438" svg:d="M 857.735 22258.135 C 857.735 22258.135 743.267 20803.892 1105.069 20598.340 C 1679.634 20271.920 1153.007 20348.244 986.399 20438.863 C 818.009 20530.312 833.606 19928.333 857.416 19871.154 C 880.781 19814.804 264.388 20440.267 857.735 22258.135 L 857.735 22258.135 Z">
              <!-- 6 nodes -->
            </draw:path>
            <draw:path id="path223" draw:style-name="style2" draw:layer="layout" svg:x="2.620cm" svg:y="8.045cm" svg:width="0.451cm" svg:height="1.631cm" svg:viewBox="0.0 0.0 451.522 1631.684" svg:d="M 5692.543 16090.183 C 5692.543 16090.183 5237.665 16553.298 5241.039 16554.893 C 5244.477 16556.552 5254.090 17149.341 5268.924 17317.369 C 5323.420 17381.887 5493.275 17801.606 5363.273 17708.435 C 5230.471 17613.348 5326.221 17611.306 5337.808 17659.615 C 5338.126 17661.211 5338.126 17661.976 5337.808 17661.976 C 5329.022 17666.061 5007.711 16964.912 5692.543 16090.183 L 5692.543 16090.183 Z">
              <!-- 8 nodes -->
            </draw:path>
            <draw:path id="path232" draw:style-name="style1" draw:fill-gradient-name="gradient19" draw:layer="layout" svg:x="0.505cm" svg:y="7.688cm" svg:width="0.915cm" svg:height="1.391cm" svg:viewBox="0.0 0.0 915.121 1391.512" svg:d="M 1413.636 15376.463 C 1413.636 15376.463 930.173 15748.192 1022.550 16767.975 C 1396.765 16431.217 1925.939 16179.462 1925.939 16179.462 C 1837.128 16123.432 1429.743 15796.757 1413.636 15376.463 L 1413.636 15376.463 Z">
              <!-- 5 nodes -->
            </draw:path>
            <draw:path id="path241" draw:style-name="style1" draw:fill-gradient-name="gradient20" draw:layer="layout" svg:x="2.099cm" svg:y="7.984cm" svg:width="1.197cm" svg:height="1.723cm" svg:viewBox="0.0 0.0 1197.064 1723.692" svg:d="M 4199.391 16788.380 L 4925.540 17693.612 C 4716.022 16804.653 4877.092 16271.277 5392.832 15980.339 C 5469.165 15937.199 4315.323 15995.846 4199.391 16788.380 L 4199.391 16788.380 Z">
              <!-- 5 nodes -->
            </draw:path>
            <draw:path id="path250" draw:style-name="style1" draw:fill-gradient-name="gradient21" draw:layer="layout" svg:x="1.577cm" svg:y="10.366cm" svg:width="2.023cm" svg:height="2.236cm" svg:viewBox="0.0 0.0 2023.769 2236.141" svg:d="M 3165.848 21406.261 C 3289.674 20624.130 4375.587 20739.127 4375.587 20739.127 C 4327.139 20775.183 4141.113 20796.753 4087.827 20945.955 C 3911.987 21438.552 4079.678 22514.621 5175.077 22965.929 C 5290.627 23013.663 2982.878 22562.100 3165.848 21406.261 L 3165.848 21406.261 Z">
              <!-- 6 nodes -->
            </draw:path>
            <draw:path id="path265" draw:style-name="style1" draw:fill-gradient-name="gradient22" draw:layer="layout" svg:x="2.908cm" svg:y="9.327cm" svg:width="0.894cm" svg:height="0.637cm" svg:viewBox="0.0 0.0 894.794 637.935" svg:d="M 6711.755 18654.945 C 6706.407 18653.987 6701.696 18654.115 6699.340 18657.306 C 6685.971 18675.238 6634.340 18736.374 6511.532 18836.629 C 6283.425 19022.654 6187.293 18975.557 6017.374 19013.655 C 5940.022 19030.950 5866.491 19083.024 5816.960 19124.759 C 5837.014 19157.242 5855.732 19192.213 5872.411 19225.717 C 5917.103 19279.067 5947.089 19305.359 5951.418 19286.023 C 5972.491 19190.745 6545.783 18857.561 6587.992 18825.844 C 6617.914 18803.317 6681.451 18758.582 6711.755 18654.945 L 6711.755 18654.945 Z">
              <!-- 10 nodes -->
            </draw:path>
            <draw:path id="path274" draw:style-name="style1" draw:fill-gradient-name="gradient23" draw:layer="layout" svg:x="1.224cm" svg:y="9.309cm" svg:width="1.880cm" svg:height="1.207cm" svg:viewBox="0.0 0.0 1880.129 1207.749" svg:d="M 4327.472 19819.602 C 4333.838 19654.318 4322.315 19252.850 4150.869 19078.632 C 4019.912 18945.575 3989.163 18793.119 3971.591 18619.092 C 2547.878 19152.148 2344.600 19848.958 2486.952 19826.303 C 3625.642 19645.384 3945.744 19623.240 4327.472 19819.602 L 4327.472 19819.602 Z">
              <!-- 6 nodes -->
            </draw:path>
            <draw:path id="path281" draw:style-name="style1" draw:fill-gradient-name="gradient24" draw:layer="layout" svg:x="0.054cm" svg:y="9.469cm" svg:width="1.002cm" svg:height="2.017cm" svg:viewBox="0.0 0.0 1002.987 2017.037" svg:d="M 122.598 20956.616 C 122.598 20956.616 221.532 19668.039 864.982 19196.438 C 1370.154 18825.985 977.858 18960.573 782.792 18975.889 C 577.094 18992.226 467.402 19117.625 507.064 19071.486 C 508.783 19069.571 509.356 19068.486 509.038 19067.976 C 502.289 19059.999 26.211 19460.445 122.598 20956.616 L 122.598 20956.616 Z">
              <!-- 7 nodes -->
            </draw:path>
            <draw:path id="path288" draw:style-name="style1" draw:fill-gradient-name="gradient25" draw:layer="layout" svg:x="0.000cm" svg:y="8.906cm" svg:width="1.267cm" svg:height="1.590cm" svg:viewBox="0.0 0.0 1267.823 1590.321" svg:d="M 0.000 19403.371 C 0.000 19403.371 344.803 18306.243 1041.667 18315.496 C 1503.802 18321.686 1137.226 17924.048 997.421 17863.614 C 851.567 17801.010 816.679 17803.435 782.619 17833.684 C 731.561 17878.993 273.054 17861.508 0.000 19403.371 L 0.000 19403.371 Z">
              <!-- 6 nodes -->
            </draw:path>
            <draw:path id="path307" draw:style-name="style1" draw:fill-gradient-name="gradient26" draw:layer="layout" svg:x="3.483cm" svg:y="11.176cm" svg:width="1.236cm" svg:height="0.425cm" svg:viewBox="0.0 0.0 1236.748 425.040" svg:d="M 8184.426 22747.517 C 8236.821 22696.018 8200.278 22498.443 7870.945 22378.660 C 7572.107 22269.853 7105.643 22546.496 6967.238 22601.123 C 6967.238 22601.123 7495.583 22501.889 7693.705 22534.946 C 7962.239 22579.745 8056.589 22873.235 8184.426 22747.517 L 8184.426 22747.517 Z">
              <!-- 6 nodes -->
            </draw:path>
            <draw:path id="path314" draw:style-name="style1" draw:fill-gradient-name="gradient27" draw:layer="layout" svg:x="0.424cm" svg:y="9.434cm" svg:width="0.689cm" svg:height="1.774cm" svg:viewBox="0.0 0.0 689.994 1774.718" svg:d="M 933.286 20643.862 C 933.286 20643.862 876.052 19565.241 1358.306 19104.552 C 1736.914 18742.714 1426.362 18896.830 1266.375 18930.717 C 1097.666 18966.581 1020.315 19082.408 1048.263 19039.842 C 1049.473 19038.055 1049.727 19037.098 1049.473 19036.715 C 1042.915 19030.908 691.746 19414.443 933.286 20643.862 L 933.286 20643.862 Z">
              <!-- 7 nodes -->
            </draw:path>
            <draw:path id="path321" draw:style-name="style1" draw:fill-gradient-name="gradient28" draw:layer="layout" svg:x="0.137cm" svg:y="9.278cm" svg:width="1.010cm" svg:height="1.587cm" svg:viewBox="0.0 0.0 1010.450 1587.833" svg:d="M 275.155 20145.488 C 275.155 20145.488 478.943 19084.799 1057.774 18754.231 C 1512.206 18494.563 1173.833 18569.101 1010.344 18563.357 C 837.943 18557.422 735.062 18651.104 772.369 18616.580 C 773.961 18615.176 774.470 18614.219 774.279 18613.900 C 769.440 18606.561 336.399 18893.989 275.155 20145.488 L 275.155 20145.488 Z">
              <!-- 7 nodes -->
            </draw:path>
            <draw:path id="path328" draw:style-name="style1" draw:fill-gradient-name="gradient29" draw:layer="layout" svg:x="0.606cm" svg:y="10.187cm" svg:width="0.434cm" svg:height="1.114cm" svg:viewBox="0.0 0.0 434.852 1114.286" svg:d="M 1431.401 21489.744 C 1431.401 21489.744 1319.989 20846.860 1560.065 20530.396 C 1751.693 20277.875 1583.430 20401.423 1494.491 20437.798 C 1401.670 20475.833 1366.464 20550.817 1379.133 20523.312 C 1391.420 20496.445 966.082 20826.822 1431.401 21489.744 L 1431.401 21489.744 Z">
              <!-- 6 nodes -->
            </draw:path>
            <draw:path id="path335" draw:style-name="style1" draw:fill-gradient-name="gradient30" draw:layer="layout" svg:x="0.733cm" svg:y="9.581cm" svg:width="0.434cm" svg:height="1.114cm" svg:viewBox="0.0 0.0 434.852 1114.286" svg:d="M 1686.056 20277.237 C 1686.056 20277.237 1574.644 19634.352 1814.720 19317.888 C 2006.348 19065.367 1838.085 19188.915 1749.147 19225.290 C 1656.325 19263.325 1621.119 19338.309 1633.788 19310.804 C 1646.075 19283.938 1220.737 19614.314 1686.056 20277.237 L 1686.056 20277.237 Z">
              <!-- 6 nodes -->
            </draw:path>
            <draw:path id="path342" draw:style-name="style1" draw:fill-gradient-name="gradient31" draw:layer="layout" svg:x="0.278cm" svg:y="9.066cm" svg:width="0.750cm" svg:height="0.750cm" svg:viewBox="0.0 0.0 750.234 750.193" svg:d="M 557.440 18883.576 C 557.440 18883.576 817.634 18349.115 1163.519 18243.882 C 1439.566 18159.964 1249.465 18161.177 1164.411 18140.373 C 1075.536 18118.803 1009.644 18155.306 1033.645 18141.776 C 1057.073 18128.567 566.990 18144.903 557.440 18883.576 L 557.440 18883.576 Z">
              <!-- 6 nodes -->
            </draw:path>
            <draw:path id="path349" draw:style-name="style1" draw:fill-gradient-name="gradient32" draw:layer="layout" svg:x="0.241cm" svg:y="9.489cm" svg:width="0.750cm" svg:height="0.750cm" svg:viewBox="0.0 0.0 750.234 750.193" svg:d="M 483.208 19729.524 C 483.208 19729.524 743.402 19195.063 1089.287 19089.830 C 1365.334 19005.912 1175.233 19007.124 1090.179 18986.320 C 1001.304 18964.750 935.412 19001.253 959.413 18987.724 C 982.778 18974.450 492.694 18990.851 483.208 19729.524 L 483.208 19729.524 Z">
              <!-- 6 nodes -->
            </draw:path>
            <draw:path id="path356" draw:style-name="style1" draw:fill-gradient-name="gradient33" draw:layer="layout" svg:x="0.430cm" svg:y="8.799cm" svg:width="1.323cm" svg:height="1.323cm" svg:viewBox="0.0 0.0 1323.503 1323.380" svg:d="M 860.989 18923.025 C 860.989 18923.025 1319.941 17980.204 1930.159 17794.499 C 2417.187 17646.445 2081.806 17648.551 1931.687 17611.985 C 1774.946 17573.886 1658.696 17638.405 1700.969 17614.473 C 1742.350 17591.053 877.796 17619.898 860.989 18923.025 L 860.989 18923.025 Z">
              <!-- 6 nodes -->
            </draw:path>
            <draw:path id="path363" draw:style-name="style1" draw:fill-gradient-name="gradient34" draw:layer="layout" svg:x="0.744cm" svg:y="8.792cm" svg:width="0.823cm" svg:height="0.823cm" svg:viewBox="0.0 0.0 823.145 823.114" svg:d="M 1488.459 18407.719 C 1488.459 18407.719 1773.928 17821.312 2153.428 17705.805 C 2456.340 17613.718 2247.714 17615.058 2154.383 17592.276 C 2056.850 17568.600 1984.591 17608.677 2010.884 17593.807 C 2036.605 17579.257 1498.900 17597.190 1488.459 18407.719 L 1488.459 18407.719 Z">
              <!-- 6 nodes -->
            </draw:path>
            <draw:path id="path370" draw:style-name="style1" draw:fill-gradient-name="gradient35" draw:layer="layout" svg:x="0.837cm" svg:y="9.072cm" svg:width="0.750cm" svg:height="0.750cm" svg:viewBox="0.0 0.0 750.234 750.193" svg:d="M 1674.612 18894.935 C 1674.612 18894.935 1934.806 18360.475 2280.691 18255.242 C 2556.738 18171.323 2366.638 18172.536 2281.583 18151.732 C 2192.708 18130.162 2126.816 18166.665 2150.817 18153.136 C 2174.182 18139.862 1684.098 18156.263 1674.612 18894.935 L 1674.612 18894.935 Z">
              <!-- 6 nodes -->
            </draw:path>
            <draw:path id="path377" draw:style-name="style1" draw:fill-gradient-name="gradient36" draw:layer="layout" svg:x="3.542cm" svg:y="9.091cm" svg:width="0.278cm" svg:height="0.294cm" svg:viewBox="0.0 0.0 278.206 294.511" svg:d="M 7361.953 18262.295 C 7358.961 18206.584 7350.748 18188.396 7084.634 18183.865 C 7115.129 18197.713 7167.715 18225.473 7225.585 18273.080 C 7302.045 18335.875 7314.460 18405.882 7322.354 18478.377 C 7348.265 18428.983 7367.237 18360.891 7361.953 18262.295 L 7361.953 18262.295 Z">
              <!-- 6 nodes -->
            </draw:path>
            <draw:path id="path384" draw:style-name="style1" draw:fill-gradient-name="gradient37" draw:layer="layout" svg:x="0.316cm" svg:y="8.368cm" svg:width="1.940cm" svg:height="1.045cm" svg:viewBox="0.0 0.0 1940.884 1045.759" svg:d="M 2573.515 16793.943 L 2342.734 17166.183 C 2342.734 17166.183 1419.864 17021.129 637.499 17779.840 C 572.817 17842.507 1149.229 16438.232 2573.515 16793.943 L 2573.515 16793.943 Z">
              <!-- 5 nodes -->
            </draw:path>
            <draw:path id="path391" draw:style-name="style1" draw:fill-gradient-name="gradient38" draw:layer="layout" svg:x="1.428cm" svg:y="8.496cm" svg:width="0.564cm" svg:height="0.595cm" svg:viewBox="0.0 0.0 564.825 595.979" svg:d="M 2856.849 17588.269 C 2856.849 17588.269 3102.782 17130.579 3421.674 16992.289 C 3256.848 16997.522 2886.707 17126.686 2856.849 17588.269 L 2856.849 17588.269 Z">
              <!-- 4 nodes -->
            </draw:path>
            <draw:path id="path398" draw:style-name="style1" draw:fill-gradient-name="gradient39" draw:layer="layout" svg:x="0.482cm" svg:y="8.788cm" svg:width="0.750cm" svg:height="0.750cm" svg:viewBox="0.0 0.0 750.234 750.193" svg:d="M 964.252 18327.482 C 964.252 18327.482 1224.446 17793.021 1570.331 17687.788 C 1846.377 17603.870 1656.277 17605.082 1571.222 17584.278 C 1482.348 17562.708 1416.456 17599.211 1440.457 17585.682 C 1463.885 17572.472 973.738 17588.809 964.252 18327.482 L 964.252 18327.482 Z">
              <!-- 6 nodes -->
            </draw:path>
            <draw:path id="path405" draw:style-name="style1" draw:fill-gradient-name="gradient40" draw:layer="layout" svg:x="1.027cm" svg:y="8.616cm" svg:width="0.587cm" svg:height="0.545cm" svg:viewBox="0.0 0.0 587.935 545.692" svg:d="M 2054.430 17778.824 C 2054.430 17778.824 2322.901 17348.001 2642.365 17233.323 C 2481.487 17228.026 2112.492 17330.706 2054.430 17778.824 L 2054.430 17778.824 Z">
              <!-- 4 nodes -->
            </draw:path>
            <draw:path id="path412" draw:style-name="style1" draw:fill-gradient-name="gradient41" draw:layer="layout" svg:x="0.928cm" svg:y="8.366cm" svg:width="0.559cm" svg:height="0.160cm" svg:viewBox="0.0 0.0 559.413 160.370" svg:d="M 2415.595 16792.672 C 2415.595 16792.672 2213.144 16881.313 1856.181 16732.557 L 2174.437 16892.927 L 2415.595 16792.672 L 2415.595 16792.672 Z">
              <!-- 5 nodes -->
            </draw:path>
            <draw:path id="path419" draw:style-name="style1" draw:fill-gradient-name="gradient42" draw:layer="layout" svg:x="0.600cm" svg:y="8.432cm" svg:width="0.789cm" svg:height="0.177cm" svg:viewBox="0.0 0.0 789.048 177.153" svg:d="M 1990.257 16915.327 C 1990.257 16915.327 1720.450 17020.113 1201.208 16864.146 L 1645.391 17041.300 C 1700.332 16990.375 1990.257 16915.327 1990.257 16915.327 L 1990.257 16915.327 Z">
              <!-- 5 nodes -->
            </draw:path>
            <draw:path id="path426" draw:style-name="style1" draw:fill-gradient-name="gradient43" draw:layer="layout" svg:x="1.076cm" svg:y="8.323cm" svg:width="0.509cm" svg:height="0.160cm" svg:viewBox="0.0 0.0 509.883 160.370" svg:d="M 2663.247 16721.070 C 2663.247 16721.070 2484.161 16775.697 2153.364 16647.426 L 2471.619 16807.797 C 2505.234 16777.994 2663.247 16721.070 2663.247 16721.070 L 2663.247 16721.070 Z">
              <!-- 5 nodes -->
            </draw:path>
            <draw:path id="path433" draw:style-name="style1" draw:fill-gradient-name="gradient44" draw:layer="layout" svg:x="0.554cm" svg:y="8.603cm" svg:width="0.473cm" svg:height="0.124cm" svg:viewBox="0.0 0.0 473.849 124.888" svg:d="M 1582.363 17207.477 C 1582.363 17207.477 1449.306 17318.199 1108.514 17322.730 L 1403.277 17332.366 L 1582.363 17207.477 L 1582.363 17207.477 Z">
              <!-- 5 nodes -->
            </draw:path>
            <draw:path id="path440" draw:style-name="style1" draw:fill-gradient-name="gradient45" draw:layer="layout" svg:x="0.704cm" svg:y="8.440cm" svg:width="0.830cm" svg:height="0.729cm" svg:viewBox="0.0 0.0 830.430 729.424" svg:d="M 1408.752 17611.173 C 1408.752 17611.173 1864.139 17016.534 2239.183 16881.882 C 2050.229 16875.692 1476.809 17085.200 1408.752 17611.173 L 1408.752 17611.173 Z">
              <!-- 4 nodes -->
            </draw:path>
          </draw:g>
          <!-- id="Fox" -->
          <draw:g id="Fire">
            <draw:path id="path458" draw:style-name="style1" draw:fill-gradient-name="gradient46" draw:layer="layout" svg:x="5.216cm" svg:y="10.184cm" svg:width="2.540cm" svg:height="3.942cm" svg:viewBox="0.0 0.0 2540.818 3942.687" svg:d="M 12974.480 20368.549 C 12974.480 20368.549 13023.565 21471.804 11494.679 23004.413 C 11324.760 23174.675 10402.208 24041.044 10434.677 24300.967 C 10446.073 24392.799 12855.238 23930.514 12974.480 20368.549 L 12974.480 20368.549 Z">
              <!-- 5 nodes -->
            </draw:path>
            <draw:path id="path475" draw:style-name="style1" draw:fill-gradient-name="gradient47" draw:layer="layout" svg:x="4.793cm" svg:y="7.589cm" svg:width="2.198cm" svg:height="1.391cm" svg:viewBox="0.0 0.0 2198.319 1391.455" svg:d="M 9586.875 15178.504 C 11428.414 15320.303 11785.058 16647.616 11785.186 16566.378 C 11789.833 15276.015 10037.997 15178.057 9586.875 15178.504 L 9586.875 15178.504 Z">
              <!-- 4 nodes -->
            </draw:path>
            <draw:path id="path492" draw:style-name="style1" draw:fill-gradient-name="gradient48" draw:layer="layout" svg:x="5.354cm" svg:y="8.093cm" svg:width="1.644cm" svg:height="1.635cm" svg:viewBox="0.0 0.0 1644.125 1635.294" svg:d="M 10708.504 16187.695 C 10708.504 16187.695 11985.154 16449.277 12345.236 17805.691 C 12392.984 17985.333 12191.424 16703.776 12253.624 16825.410 C 12315.696 16947.682 11739.794 16228.218 10708.504 16187.695 L 10708.504 16187.695 Z">
              <!-- 5 nodes -->
            </draw:path>
            <draw:path id="path509" draw:style-name="style1" draw:fill-gradient-name="gradient49" draw:layer="layout" svg:x="5.864cm" svg:y="8.060cm" svg:width="1.643cm" svg:height="2.788cm" svg:viewBox="0.0 0.0 1643.801 2788.839" svg:d="M 11729.034 16121.326 C 11729.034 16121.326 12881.986 16362.232 12893.445 18195.927 C 12901.530 19493.820 13093.413 18683.163 13283.768 18391.459 C 13447.893 18139.513 13335.717 17832.429 13331.770 17833.195 C 13331.134 17833.387 13248.689 17594.331 13304.267 17695.608 C 13306.750 17700.075 13226.852 17629.622 13227.425 17629.558 C 13240.222 17627.643 13183.052 16311.626 11729.034 16121.326 L 11729.034 16121.326 Z">
              <!-- 8 nodes -->
            </draw:path>
            <draw:path id="path526" draw:style-name="style1" draw:fill-gradient-name="gradient50" draw:layer="layout" svg:x="7.026cm" svg:y="8.309cm" svg:width="0.599cm" svg:height="3.154cm" svg:viewBox="0.0 0.0 599.308 3154.270" svg:d="M 14189.377 16618.199 C 14189.377 16618.199 14603.510 17699.564 14164.612 18237.279 C 14021.368 18412.774 14005.325 19311.880 14180.337 19229.302 C 14355.794 19146.596 14317.660 19706.711 14294.677 19770.464 C 14294.168 19771.676 14294.040 19772.250 14294.295 19772.442 C 14305.755 19779.526 15159.613 18390.183 14189.377 16618.199 L 14189.377 16618.199 Z">
              <!-- 7 nodes -->
            </draw:path>
            <draw:path id="path543" draw:style-name="style1" draw:fill-gradient-name="gradient51" draw:layer="layout" svg:x="6.574cm" svg:y="9.447cm" svg:width="0.368cm" svg:height="1.774cm" svg:viewBox="0.0 0.0 368.152 1774.409" svg:d="M 13161.915 18895.033 C 13161.915 18895.033 13422.618 19660.125 13149.628 20207.094 L 13356.153 20669.442 C 13507.610 20296.501 13700.447 19507.796 13161.915 18895.033 L 13161.915 18895.033 Z">
              <!-- 5 nodes -->
            </draw:path>
            <draw:path id="path560" draw:style-name="style1" draw:fill-gradient-name="gradient52" draw:layer="layout" svg:x="6.178cm" svg:y="9.356cm" svg:width="1.192cm" svg:height="3.326cm" svg:viewBox="0.0 0.0 1192.502 3326.790" svg:d="M 13224.358 18713.029 C 13224.358 18713.029 13404.654 19927.451 12754.073 21023.686 C 12764.132 21277.228 12719.759 21506.711 12658.832 21695.798 C 12687.163 21733.195 12725.106 21758.785 12775.146 21763.252 C 12753.055 21783.673 12731.091 21802.818 12709.827 21820.942 C 12670.737 21838.236 12630.693 21856.551 12591.922 21875.377 C 12583.645 21894.713 12575.305 21913.475 12567.156 21931.472 C 12610.448 21901.031 12658.705 21864.082 12709.763 21821.006 C 12842.630 21762.167 12962.190 21716.475 12961.936 21716.220 C 12961.936 21716.220 12937.552 21725.345 12878.982 21746.724 C 12839.574 21761.082 12805.132 21765.932 12775.082 21763.252 C 13277.517 21304.286 13965.977 20277.930 13224.358 18713.029 L 13224.358 18713.029 ZM 12466.313 21941.491 C 12408.888 21975.250 12367.125 22006.902 12358.212 22031.344 C 12351.654 22049.149 12390.808 22038.874 12458.482 22000.776 C 12461.984 21980.419 12464.849 21960.444 12466.313 21941.491 L 12466.313 21941.491 Z">
              <!-- 18 nodes -->
            </draw:path>
            <draw:path id="path577" draw:style-name="style1" draw:fill-gradient-name="gradient53" draw:layer="layout" svg:x="5.108cm" svg:y="10.650cm" svg:width="1.472cm" svg:height="2.885cm" svg:viewBox="0.0 0.0 1472.116 2885.504" svg:d="M 11351.507 21300.904 C 11351.507 21300.904 11864.447 22764.337 10225.104 24136.385 C 10128.399 24217.368 10890.518 24182.716 10957.238 24152.339 C 11153.704 24062.869 11385.886 23465.868 11358.510 23537.342 C 11331.326 23608.753 12119.738 22482.078 11351.507 21300.904 L 11351.507 21300.904 Z">
              <!-- 6 nodes -->
            </draw:path>
            <draw:path id="path608" draw:style-name="style1" draw:fill-gradient-name="gradient54" draw:layer="layout" svg:x="2.571cm" svg:y="11.578cm" svg:width="4.388cm" svg:height="2.937cm" svg:viewBox="0.0 0.0 4388.976 2937.971" svg:d="M 9532.129 23157.317 C 9532.129 23157.317 9222.723 25055.466 7083.556 25208.178 C 6245.932 25268.038 5043.259 25071.548 5149.769 25391.777 C 5182.810 25491.075 5340.251 25905.051 5699.569 26001.094 C 6672.033 26261.145 9259.330 26176.015 9532.129 23157.317 L 9532.129 23157.317 Z">
              <!-- 6 nodes -->
            </draw:path>
          </draw:g>
          <!-- id="Fire" -->
          <draw:g id="Layer_6">
            <draw:path id="path616" draw:style-name="style1" draw:fill-gradient-name="gradient55" draw:layer="layout" svg:x="2.138cm" svg:y="12.279cm" svg:width="3.037cm" svg:height="0.982cm" svg:viewBox="0.0 0.0 3037.769 982.493" svg:d="M 7315.236 25294.799 C 7315.236 25294.799 6006.372 25594.544 5158.434 24870.995 C 4382.563 24208.775 4767.474 24766.145 4872.711 25041.066 C 4980.812 25323.006 4372.759 25107.562 4281.338 25062.253 C 4190.235 25017.517 5721.604 25980.185 7315.236 25294.799 L 7315.236 25294.799 Z">
              <!-- 6 nodes -->
            </draw:path>
            <draw:path id="path623" draw:style-name="style1" draw:fill-gradient-name="gradient56" draw:layer="layout" svg:x="1.428cm" svg:y="11.903cm" svg:width="2.904cm" svg:height="1.826cm" svg:viewBox="0.0 0.0 2904.665 1826.585" svg:d="M 5761.376 25633.858 C 5761.376 25633.858 4200.022 25326.263 3705.672 24265.766 C 3283.263 23359.767 3395.057 24024.604 3376.021 24327.157 C 3356.031 24638.389 2918.215 24213.373 2859.708 24139.410 C 2858.053 24137.623 2856.907 24136.410 2856.779 24136.730 C 2848.058 24142.473 3662.063 25421.605 5761.376 25633.858 L 5761.376 25633.858 Z">
              <!-- 7 nodes -->
            </draw:path>
            <draw:path id="path630" draw:style-name="style1" draw:fill-gradient-name="gradient57" draw:layer="layout" svg:x="0.879cm" svg:y="11.858cm" svg:width="1.747cm" svg:height="1.734cm" svg:viewBox="0.0 0.0 1747.634 1734.779" svg:d="M 3507.174 25451.382 C 3507.174 25451.382 2761.417 24872.377 2425.208 24078.440 C 2142.668 23980.035 1766.988 23755.083 1759.540 23716.602 C 1878.909 24333.513 2507.335 25053.807 3507.174 25451.382 L 3507.174 25451.382 Z">
              <!-- 5 nodes -->
            </draw:path>
          </draw:g>
          <!-- id="Layer_6" -->
        </draw:g>
        <!-- id="Firefox" -->
      </draw:page>
    </office:drawing>
    <!-- ######### CONVERSION FROM SVG ENDS ######## -->
  </office:body>
</office:document-content>
<!--
*************************************************************************
  E N D    O F    F I L E
  Have a nice day  - ishmal
*************************************************************************
-->
</file>

<file path=styles.xml><?xml version="1.0" encoding="utf-8"?>
<!--
*************************************************************************
  file:  styles.xml
  Generated by Inkscape: Tue Oct  1 13:55:18 2013
  http://www.inkscape.org
*************************************************************************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!--
*************************************************************************
  S T Y L E S
  Style entries have been pulled from the svg style and
  representation attributes in the SVG tree.  The tree elements
  then refer to them by name, in the ODF manner
*************************************************************************
-->
  <office:styles>
    <style:style style:name="style0" style:family="graphic" style:parent-style-name="standard">
      <style:graphic-properties draw:fill="solid" draw:fill-color="#110070" draw:fill-opacity="100,000%" draw:stroke="none"/>
    </style:style>
    <style:style style:name="style1" style:family="graphic" style:parent-style-name="standard">
      <style:graphic-properties draw:fill="none" draw:stroke="none"/>
    </style:style>
    <svg:radialGradient id="gradient0_g" draw:name="gradient0_g" draw:display-name="imported radial 1" svg:gradientUnits="objectBoundingBox" svg:cx="6456.880" svg:cy="722.660" svg:fx="0.000" svg:fy="0.000" svg:r="0.000">
      <svg:stop svg:stop-color="#67c5d5" svg:stop-opacity="99.60937%" svg:offset="0"/>
      <svg:stop svg:stop-color="#66c2d3" svg:stop-opacity="99.60937%" svg:offset="1"/>
    </svg:radialGradient>
    <style:style style:name="gradient0" style:family="graphic" style:parent-style-name="standard">
      <style:graphic-properties draw:fill="gradient" draw:fill-gradient-name="gradient0_g" draw:textarea-horizontal-align="center" draw:textarea-vertical-align="middle"/>
    </style:style>
    <svg:radialGradient id="gradient1_g" draw:name="gradient1_g" draw:display-name="imported radial 2" svg:gradientUnits="objectBoundingBox" svg:cx="6455.180" svg:cy="1417.479" svg:fx="0.000" svg:fy="0.000" svg:r="0.000">
      <svg:stop svg:stop-color="#0f80bc" svg:stop-opacity="99.60937%" svg:offset="0"/>
      <svg:stop svg:stop-color="#0a5f9e" svg:stop-opacity="99.60937%" svg:offset="1"/>
    </svg:radialGradient>
    <style:style style:name="gradient1" style:family="graphic" style:parent-style-name="standard">
      <style:graphic-properties draw:fill="gradient" draw:fill-gradient-name="gradient1_g" draw:textarea-horizontal-align="center" draw:textarea-vertical-align="middle"/>
    </style:style>
    <svg:radialGradient id="gradient2_g" draw:name="gradient2_g" draw:display-name="imported radial 3" svg:gradientUnits="objectBoundingBox" svg:cx="6455.370" svg:cy="1417.580" svg:fx="0.000" svg:fy="0.000" svg:r="0.000">
      <svg:stop svg:stop-color="#0f80bc" svg:stop-opacity="99.60937%" svg:offset="0"/>
      <svg:stop svg:stop-color="#0a5f9e" svg:stop-opacity="99.60937%" svg:offset="1"/>
    </svg:radialGradient>
    <style:style style:name="gradient2" style:family="graphic" style:parent-style-name="standard">
      <style:graphic-properties draw:fill="gradient" draw:fill-gradient-name="gradient2_g" draw:textarea-horizontal-align="center" draw:textarea-vertical-align="middle"/>
    </style:style>
    <svg:radialGradient id="gradient3_g" draw:name="gradient3_g" draw:display-name="imported radial 4" svg:gradientUnits="objectBoundingBox" svg:cx="6454.879" svg:cy="1417.240" svg:fx="0.000" svg:fy="0.000" svg:r="0.000">
      <svg:stop svg:stop-color="#0f80bc" svg:stop-opacity="99.60937%" svg:offset="0"/>
      <svg:stop svg:stop-color="#0a5f9e" svg:stop-opacity="99.60937%" svg:offset="1"/>
    </svg:radialGradient>
    <style:style style:name="gradient3" style:family="graphic" style:parent-style-name="standard">
      <style:graphic-properties draw:fill="gradient" draw:fill-gradient-name="gradient3_g" draw:textarea-horizontal-align="center" draw:textarea-vertical-align="middle"/>
    </style:style>
    <svg:radialGradient id="gradient4_g" draw:name="gradient4_g" draw:display-name="imported radial 5" svg:gradientUnits="objectBoundingBox" svg:cx="6540.529" svg:cy="1912.010" svg:fx="0.000" svg:fy="0.000" svg:r="0.000">
      <svg:stop svg:stop-color="#0f80bc" svg:stop-opacity="99.60937%" svg:offset="0"/>
      <svg:stop svg:stop-color="#0b629b" svg:stop-opacity="99.60937%" svg:offset="1"/>
    </svg:radialGradient>
    <style:style style:name="gradient4" style:family="graphic" style:parent-style-name="standard">
      <style:graphic-properties draw:fill="gradient" draw:fill-gradient-name="gradient4_g" draw:textarea-horizontal-align="center" draw:textarea-vertical-align="middle"/>
    </style:style>
    <svg:radialGradient id="gradient5_g" draw:name="gradient5_g" draw:display-name="imported radial 6" svg:gradientUnits="objectBoundingBox" svg:cx="6455.079" svg:cy="1417.329" svg:fx="0.000" svg:fy="0.000" svg:r="0.000">
      <svg:stop svg:stop-color="#0f80bc" svg:stop-opacity="99.60937%" svg:offset="0"/>
      <svg:stop svg:stop-color="#0a5f9e" svg:stop-opacity="99.60937%" svg:offset="1"/>
    </svg:radialGradient>
    <style:style style:name="gradient5" style:family="graphic" style:parent-style-name="standard">
      <style:graphic-properties draw:fill="gradient" draw:fill-gradient-name="gradient5_g" draw:textarea-horizontal-align="center" draw:textarea-vertical-align="middle"/>
    </style:style>
    <svg:radialGradient id="gradient6_g" draw:name="gradient6_g" draw:display-name="imported radial 7" svg:gradientUnits="objectBoundingBox" svg:cx="6455.180" svg:cy="1416.460" svg:fx="0.000" svg:fy="0.000" svg:r="0.000">
      <svg:stop svg:stop-color="#0f80bc" svg:stop-opacity="99.60937%" svg:offset="0"/>
      <svg:stop svg:stop-color="#0a5f9e" svg:stop-opacity="99.60937%" svg:offset="1"/>
    </svg:radialGradient>
    <style:style style:name="gradient6" style:family="graphic" style:parent-style-name="standard">
      <style:graphic-properties draw:fill="gradient" draw:fill-gradient-name="gradient6_g" draw:textarea-horizontal-align="center" draw:textarea-vertical-align="middle"/>
    </style:style>
    <svg:linearGradient id="gradient7_g" draw:name="gradient7_g" draw:display-name="imported linear 8" svg:gradientUnits="objectBoundingBox" svg:x1="2.291cm" svg:y1="0.497cm" svg:x2="2.796cm" svg:y2="0.540cm">
      <svg:stop svg:stop-color="#0f80bc" svg:stop-opacity="99.60937%" svg:offset="0"/>
      <svg:stop svg:stop-color="#0a5f9e" svg:stop-opacity="99.60937%" svg:offset="1"/>
    </svg:linearGradient>
    <style:style style:name="gradient7" style:family="graphic" style:parent-style-name="standard">
      <style:graphic-properties draw:fill="gradient" draw:fill-gradient-name="gradient7_g" draw:textarea-horizontal-align="center" draw:textarea-vertical-align="middle"/>
    </style:style>
    <svg:linearGradient id="gradient8_g" draw:name="gradient8_g" draw:display-name="imported linear 9" svg:gradientUnits="objectBoundingBox" svg:x1="1.154cm" svg:y1="0.574cm" svg:x2="0.875cm" svg:y2="0.984cm">
      <svg:stop svg:stop-color="#0f80bc" svg:stop-opacity="99.60937%" svg:offset="0"/>
      <svg:stop svg:stop-color="#0a5f9e" svg:stop-opacity="99.60937%" svg:offset="1"/>
    </svg:linearGradient>
    <style:style style:name="gradient8" style:family="graphic" style:parent-style-name="standard">
      <style:graphic-properties draw:fill="gradient" draw:fill-gradient-name="gradient8_g" draw:textarea-horizontal-align="center" draw:textarea-vertical-align="middle"/>
    </style:style>
    <svg:linearGradient id="gradient9_g" draw:name="gradient9_g" draw:display-name="imported linear 10" svg:gradientUnits="objectBoundingBox" svg:x1="1.879cm" svg:y1="1.036cm" svg:x2="1.879cm" svg:y2="0.356cm">
      <svg:stop svg:stop-color="#000000" svg:stop-opacity="0.00000%" svg:offset="0"/>
      <svg:stop svg:stop-color="#c4e0e3" svg:stop-opacity="19.92187%" svg:offset="1"/>
    </svg:linearGradient>
    <style:style style:name="gradient9" style:family="graphic" style:parent-style-name="standard">
      <style:graphic-properties draw:fill="gradient" draw:fill-gradient-name="gradient9_g" draw:textarea-horizontal-align="center" draw:textarea-vertical-align="middle"/>
    </style:style>
    <svg:linearGradient id="gradient10_g" draw:name="gradient10_g" draw:display-name="imported linear 11" svg:gradientUnits="objectBoundingBox" svg:x1="1.934cm" svg:y1="1.689cm" svg:x2="2.353cm" svg:y2="1.442cm">
      <svg:stop svg:stop-color="#df731b" svg:stop-opacity="99.60937%" svg:offset="0"/>
      <svg:stop svg:stop-color="#df731b" svg:stop-opacity="99.60937%" svg:offset="1"/>
    </svg:linearGradient>
    <style:style style:name="gradient10" style:family="graphic" style:parent-style-name="standard">
      <style:graphic-properties draw:fill="gradient" draw:fill-gradient-name="gradient10_g" draw:textarea-horizontal-align="center" draw:textarea-vertical-align="middle"/>
    </style:style>
    <svg:linearGradient id="gradient11_g" draw:name="gradient11_g" draw:display-name="imported linear 12" svg:gradientUnits="objectBoundingBox" svg:x1="1.255cm" svg:y1="1.108cm" svg:x2="1.580cm" svg:y2="1.136cm">
      <svg:stop svg:stop-color="#941403" svg:stop-opacity="99.60937%" svg:offset="0"/>
      <svg:stop svg:stop-color="#e85c0a" svg:stop-opacity="99.60937%" svg:offset="1"/>
    </svg:linearGradient>
    <style:style style:name="gradient11" style:family="graphic" style:parent-style-name="standard">
      <style:graphic-properties draw:fill="gradient" draw:fill-gradient-name="gradient11_g" draw:textarea-horizontal-align="center" draw:textarea-vertical-align="middle"/>
    </style:style>
    <svg:linearGradient id="gradient12_g" draw:name="gradient12_g" draw:display-name="imported linear 13" svg:gradientUnits="objectBoundingBox" svg:x1="0.733cm" svg:y1="1.018cm" svg:x2="1.909cm" svg:y2="1.165cm">
      <svg:stop svg:stop-color="#941403" svg:stop-opacity="99.60937%" svg:offset="0"/>
      <svg:stop svg:stop-color="#a32104" svg:stop-opacity="99.60937%" svg:offset="1"/>
    </svg:linearGradient>
    <style:style style:name="gradient12" style:family="graphic" style:parent-style-name="standard">
      <style:graphic-properties draw:fill="gradient" draw:fill-gradient-name="gradient12_g" draw:textarea-horizontal-align="center" draw:textarea-vertical-align="middle"/>
    </style:style>
    <svg:linearGradient id="gradient13_g" draw:name="gradient13_g" draw:display-name="imported linear 14" svg:gradientUnits="objectBoundingBox" svg:x1="1.461cm" svg:y1="1.329cm" svg:x2="1.555cm" svg:y2="1.288cm">
      <svg:stop svg:stop-color="#f2c8a9" svg:stop-opacity="99.60937%" svg:offset="0"/>
      <svg:stop svg:stop-color="#ffffcc" svg:stop-opacity="99.60937%" svg:offset="1"/>
    </svg:linearGradient>
    <style:style style:name="gradient13" style:family="graphic" style:parent-style-name="standard">
      <style:graphic-properties draw:fill="gradient" draw:fill-gradient-name="gradient13_g" draw:textarea-horizontal-align="center" draw:textarea-vertical-align="middle"/>
    </style:style>
    <svg:linearGradient id="gradient14_g" draw:name="gradient14_g" draw:display-name="imported linear 15" svg:gradientUnits="objectBoundingBox" svg:x1="1.163cm" svg:y1="2.477cm" svg:x2="2.740cm" svg:y2="2.542cm">
      <svg:stop svg:stop-color="#b30000" svg:stop-opacity="99.60937%" svg:offset="0"/>
      <svg:stop svg:stop-color="#df731b" svg:stop-opacity="99.60937%" svg:offset="1"/>
    </svg:linearGradient>
    <style:style style:name="gradient14" style:family="graphic" style:parent-style-name="standard">
      <style:graphic-properties draw:fill="gradient" draw:fill-gradient-name="gradient14_g" draw:textarea-horizontal-align="center" draw:textarea-vertical-align="middle"/>
    </style:style>
    <svg:linearGradient id="gradient15_g" draw:name="gradient15_g" draw:display-name="imported linear 16" svg:gradientUnits="objectBoundingBox" svg:x1="1.538cm" svg:y1="2.232cm" svg:x2="2.360cm" svg:y2="2.526cm">
      <svg:stop svg:stop-color="#941403" svg:stop-opacity="99.60937%" svg:offset="0"/>
      <svg:stop svg:stop-color="#df731b" svg:stop-opacity="99.60937%" svg:offset="1"/>
    </svg:linearGradient>
    <style:style style:name="gradient15" style:family="graphic" style:parent-style-name="standard">
      <style:graphic-properties draw:fill="gradient" draw:fill-gradient-name="gradient15_g" draw:textarea-horizontal-align="center" draw:textarea-vertical-align="middle"/>
    </style:style>
    <svg:linearGradient id="gradient16_g" draw:name="gradient16_g" draw:display-name="imported linear 17" svg:gradientUnits="objectBoundingBox" svg:x1="0.183cm" svg:y1="2.611cm" svg:x2="0.984cm" svg:y2="2.611cm">
      <svg:stop svg:stop-color="#b30000" svg:stop-opacity="99.60937%" svg:offset="0"/>
      <svg:stop svg:stop-color="#de5c01" svg:stop-opacity="99.60937%" svg:offset="1"/>
    </svg:linearGradient>
    <style:style style:name="gradient16" style:family="graphic" style:parent-style-name="standard">
      <style:graphic-properties draw:fill="gradient" draw:fill-gradient-name="gradient16_g" draw:textarea-horizontal-align="center" draw:textarea-vertical-align="middle"/>
    </style:style>
    <svg:linearGradient id="gradient17_g" draw:name="gradient17_g" draw:display-name="imported linear 18" svg:gradientUnits="objectBoundingBox" svg:x1="6.291cm" svg:y1="-3.919cm" svg:x2="6.727cm" svg:y2="-2.568cm">
      <svg:stop svg:stop-color="#de7210" svg:stop-opacity="99.60937%" svg:offset="0"/>
      <svg:stop svg:stop-color="#f6c08f" svg:stop-opacity="99.60937%" svg:offset="1"/>
    </svg:linearGradient>
    <style:style style:name="gradient17" style:family="graphic" style:parent-style-name="standard">
      <style:graphic-properties draw:fill="gradient" draw:fill-gradient-name="gradient17_g" draw:textarea-horizontal-align="center" draw:textarea-vertical-align="middle"/>
    </style:style>
    <svg:linearGradient id="gradient18_g" draw:name="gradient18_g" draw:display-name="imported linear 19" svg:gradientUnits="objectBoundingBox" svg:x1="0.374cm" svg:y1="1.833cm" svg:x2="0.374cm" svg:y2="3.343cm">
      <svg:stop svg:stop-color="#de7210" svg:stop-opacity="99.60937%" svg:offset="0"/>
      <svg:stop svg:stop-color="#f6c08f" svg:stop-opacity="99.60937%" svg:offset="1"/>
    </svg:linearGradient>
    <style:style style:name="gradient18" style:family="graphic" style:parent-style-name="standard">
      <style:graphic-properties draw:fill="gradient" draw:fill-gradient-name="gradient18_g" draw:textarea-horizontal-align="center" draw:textarea-vertical-align="middle"/>
    </style:style>
    <style:style style:name="style2" style:family="graphic" style:parent-style-name="standard">
      <style:graphic-properties draw:fill="solid" draw:fill-color="#a40000" draw:fill-opacity="100,000%" draw:stroke="none"/>
    </style:style>
    <svg:linearGradient id="gradient19_g" draw:name="gradient19_g" draw:display-name="imported linear 20" svg:gradientUnits="objectBoundingBox" svg:x1="0.550cm" svg:y1="0.925cm" svg:x2="0.386cm" svg:y2="0.505cm">
      <svg:stop svg:stop-color="#941403" svg:stop-opacity="99.60937%" svg:offset="0"/>
      <svg:stop svg:stop-color="#e85c0a" svg:stop-opacity="99.60937%" svg:offset="1"/>
    </svg:linearGradient>
    <style:style style:name="gradient19" style:family="graphic" style:parent-style-name="standard">
      <style:graphic-properties draw:fill="gradient" draw:fill-gradient-name="gradient19_g" draw:textarea-horizontal-align="center" draw:textarea-vertical-align="middle"/>
    </style:style>
    <svg:linearGradient id="gradient20_g" draw:name="gradient20_g" draw:display-name="imported linear 21" svg:gradientUnits="objectBoundingBox" svg:x1="1.251cm" svg:y1="1.021cm" svg:x2="1.643cm" svg:y2="0.505cm">
      <svg:stop svg:stop-color="#de7210" svg:stop-opacity="99.60937%" svg:offset="0"/>
      <svg:stop svg:stop-color="#f9bd5f" svg:stop-opacity="99.60937%" svg:offset="1"/>
    </svg:linearGradient>
    <style:style style:name="gradient20" style:family="graphic" style:parent-style-name="standard">
      <style:graphic-properties draw:fill="gradient" draw:fill-gradient-name="gradient20_g" draw:textarea-horizontal-align="center" draw:textarea-vertical-align="middle"/>
    </style:style>
    <svg:linearGradient id="gradient21_g" draw:name="gradient21_g" draw:display-name="imported linear 22" svg:gradientUnits="objectBoundingBox" svg:x1="1.043cm" svg:y1="1.726cm" svg:x2="1.441cm" svg:y2="2.522cm">
      <svg:stop svg:stop-color="#941403" svg:stop-opacity="99.60937%" svg:offset="0"/>
      <svg:stop svg:stop-color="#e35100" svg:stop-opacity="99.60937%" svg:offset="1"/>
    </svg:linearGradient>
    <style:style style:name="gradient21" style:family="graphic" style:parent-style-name="standard">
      <style:graphic-properties draw:fill="gradient" draw:fill-gradient-name="gradient21_g" draw:textarea-horizontal-align="center" draw:textarea-vertical-align="middle"/>
    </style:style>
    <svg:linearGradient id="gradient22_g" draw:name="gradient22_g" draw:display-name="imported linear 23" svg:gradientUnits="objectBoundingBox" svg:x1="1.644cm" svg:y1="1.238cm" svg:x2="1.744cm" svg:y2="1.328cm">
      <svg:stop svg:stop-color="#eea272" svg:stop-opacity="99.60937%" svg:offset="0"/>
      <svg:stop svg:stop-color="#efa777" svg:stop-opacity="99.60937%" svg:offset="1"/>
    </svg:linearGradient>
    <style:style style:name="gradient22" style:family="graphic" style:parent-style-name="standard">
      <style:graphic-properties draw:fill="gradient" draw:fill-gradient-name="gradient22_g" draw:textarea-horizontal-align="center" draw:textarea-vertical-align="middle"/>
    </style:style>
    <svg:linearGradient id="gradient23_g" draw:name="gradient23_g" draw:display-name="imported linear 24" svg:gradientUnits="objectBoundingBox" svg:x1="1.064cm" svg:y1="1.450cm" svg:x2="1.521cm" svg:y2="1.916cm">
      <svg:stop svg:stop-color="#df731b" svg:stop-opacity="99.60937%" svg:offset="0"/>
      <svg:stop svg:stop-color="#f9bd5f" svg:stop-opacity="99.60937%" svg:offset="1"/>
    </svg:linearGradient>
    <style:style style:name="gradient23" style:family="graphic" style:parent-style-name="standard">
      <style:graphic-properties draw:fill="gradient" draw:fill-gradient-name="gradient23_g" draw:textarea-horizontal-align="center" draw:textarea-vertical-align="middle"/>
    </style:style>
    <svg:linearGradient id="gradient24_g" draw:name="gradient24_g" draw:display-name="imported linear 25" svg:gradientUnits="objectBoundingBox" svg:x1="25.424cm" svg:y1="-31.950cm" svg:x2="25.424cm" svg:y2="-30.238cm">
      <svg:stop svg:stop-color="#de7210" svg:stop-opacity="99.60937%" svg:offset="0"/>
      <svg:stop svg:stop-color="#f6c08f" svg:stop-opacity="99.60937%" svg:offset="1"/>
    </svg:linearGradient>
    <style:style style:name="gradient24" style:family="graphic" style:parent-style-name="standard">
      <style:graphic-properties draw:fill="gradient" draw:fill-gradient-name="gradient24_g" draw:textarea-horizontal-align="center" draw:textarea-vertical-align="middle"/>
    </style:style>
    <svg:linearGradient id="gradient25_g" draw:name="gradient25_g" draw:display-name="imported linear 26" svg:gradientUnits="objectBoundingBox" svg:x1="0.475cm" svg:y1="1.092cm" svg:x2="-0.103cm" svg:y2="2.034cm">
      <svg:stop svg:stop-color="#de7210" svg:stop-opacity="99.60937%" svg:offset="0"/>
      <svg:stop svg:stop-color="#f2c06e" svg:stop-opacity="99.60937%" svg:offset="1"/>
    </svg:linearGradient>
    <style:style style:name="gradient25" style:family="graphic" style:parent-style-name="standard">
      <style:graphic-properties draw:fill="gradient" draw:fill-gradient-name="gradient25_g" draw:textarea-horizontal-align="center" draw:textarea-vertical-align="middle"/>
    </style:style>
    <svg:linearGradient id="gradient26_g" draw:name="gradient26_g" draw:display-name="imported linear 27" svg:gradientUnits="objectBoundingBox" svg:x1="2.427cm" svg:y1="2.035cm" svg:x2="1.812cm" svg:y2="2.152cm">
      <svg:stop svg:stop-color="#fffaee" svg:stop-opacity="99.60937%" svg:offset="0"/>
      <svg:stop svg:stop-color="#f5f89b" svg:stop-opacity="99.60937%" svg:offset="1"/>
    </svg:linearGradient>
    <style:style style:name="gradient26" style:family="graphic" style:parent-style-name="standard">
      <style:graphic-properties draw:fill="gradient" draw:fill-gradient-name="gradient26_g" draw:textarea-horizontal-align="center" draw:textarea-vertical-align="middle"/>
    </style:style>
    <svg:linearGradient id="gradient27_g" draw:name="gradient27_g" draw:display-name="imported linear 28" svg:gradientUnits="objectBoundingBox" svg:x1="-12.338cm" svg:y1="12.828cm" svg:x2="-12.338cm" svg:y2="14.259cm">
      <svg:stop svg:stop-color="#de7210" svg:stop-opacity="99.60937%" svg:offset="0"/>
      <svg:stop svg:stop-color="#f2c06e" svg:stop-opacity="99.60937%" svg:offset="1"/>
    </svg:linearGradient>
    <style:style style:name="gradient27" style:family="graphic" style:parent-style-name="standard">
      <style:graphic-properties draw:fill="gradient" draw:fill-gradient-name="gradient27_g" draw:textarea-horizontal-align="center" draw:textarea-vertical-align="middle"/>
    </style:style>
    <svg:linearGradient id="gradient28_g" draw:name="gradient28_g" draw:display-name="imported linear 29" svg:gradientUnits="objectBoundingBox" svg:x1="-12.433cm" svg:y1="12.680cm" svg:x2="-12.433cm" svg:y2="14.111cm">
      <svg:stop svg:stop-color="#de7210" svg:stop-opacity="99.60937%" svg:offset="0"/>
      <svg:stop svg:stop-color="#f2c06e" svg:stop-opacity="99.60937%" svg:offset="1"/>
    </svg:linearGradient>
    <style:style style:name="gradient28" style:family="graphic" style:parent-style-name="standard">
      <style:graphic-properties draw:fill="gradient" draw:fill-gradient-name="gradient28_g" draw:textarea-horizontal-align="center" draw:textarea-vertical-align="middle"/>
    </style:style>
    <svg:linearGradient id="gradient29_g" draw:name="gradient29_g" draw:display-name="imported linear 30" svg:gradientUnits="objectBoundingBox" svg:x1="0.415cm" svg:y1="1.673cm" svg:x2="0.017cm" svg:y2="2.271cm">
      <svg:stop svg:stop-color="#de7210" svg:stop-opacity="99.60937%" svg:offset="0"/>
      <svg:stop svg:stop-color="#f2c072" svg:stop-opacity="99.60937%" svg:offset="1"/>
    </svg:linearGradient>
    <style:style style:name="gradient29" style:family="graphic" style:parent-style-name="standard">
      <style:graphic-properties draw:fill="gradient" draw:fill-gradient-name="gradient29_g" draw:textarea-horizontal-align="center" draw:textarea-vertical-align="middle"/>
    </style:style>
    <svg:linearGradient id="gradient30_g" draw:name="gradient30_g" draw:display-name="imported linear 31" svg:gradientUnits="objectBoundingBox" svg:x1="0.631cm" svg:y1="1.478cm" svg:x2="0.232cm" svg:y2="2.075cm">
      <svg:stop svg:stop-color="#de7210" svg:stop-opacity="99.60937%" svg:offset="0"/>
      <svg:stop svg:stop-color="#f2c072" svg:stop-opacity="99.60937%" svg:offset="1"/>
    </svg:linearGradient>
    <style:style style:name="gradient30" style:family="graphic" style:parent-style-name="standard">
      <style:graphic-properties draw:fill="gradient" draw:fill-gradient-name="gradient30_g" draw:textarea-horizontal-align="center" draw:textarea-vertical-align="middle"/>
    </style:style>
    <svg:linearGradient id="gradient31_g" draw:name="gradient31_g" draw:display-name="imported linear 32" svg:gradientUnits="objectBoundingBox" svg:x1="0.369cm" svg:y1="1.135cm" svg:x2="0.195cm" svg:y2="1.461cm">
      <svg:stop svg:stop-color="#de7210" svg:stop-opacity="99.60937%" svg:offset="0"/>
      <svg:stop svg:stop-color="#eed8a5" svg:stop-opacity="99.60937%" svg:offset="1"/>
    </svg:linearGradient>
    <style:style style:name="gradient31" style:family="graphic" style:parent-style-name="standard">
      <style:graphic-properties draw:fill="gradient" draw:fill-gradient-name="gradient31_g" draw:textarea-horizontal-align="center" draw:textarea-vertical-align="middle"/>
    </style:style>
    <svg:linearGradient id="gradient32_g" draw:name="gradient32_g" draw:display-name="imported linear 33" svg:gradientUnits="objectBoundingBox" svg:x1="0.351cm" svg:y1="1.334cm" svg:x2="0.177cm" svg:y2="1.660cm">
      <svg:stop svg:stop-color="#de7210" svg:stop-opacity="99.60937%" svg:offset="0"/>
      <svg:stop svg:stop-color="#eed8a5" svg:stop-opacity="99.60937%" svg:offset="1"/>
    </svg:linearGradient>
    <style:style style:name="gradient32" style:family="graphic" style:parent-style-name="standard">
      <style:graphic-properties draw:fill="gradient" draw:fill-gradient-name="gradient32_g" draw:textarea-horizontal-align="center" draw:textarea-vertical-align="middle"/>
    </style:style>
    <svg:linearGradient id="gradient33_g" draw:name="gradient33_g" draw:display-name="imported linear 34" svg:gradientUnits="objectBoundingBox" svg:x1="0.549cm" svg:y1="1.196cm" svg:x2="0.380cm" svg:y2="1.614cm">
      <svg:stop svg:stop-color="#de7210" svg:stop-opacity="99.60937%" svg:offset="0"/>
      <svg:stop svg:stop-color="#f2c072" svg:stop-opacity="99.60937%" svg:offset="1"/>
    </svg:linearGradient>
    <style:style style:name="gradient33" style:family="graphic" style:parent-style-name="standard">
      <style:graphic-properties draw:fill="gradient" draw:fill-gradient-name="gradient33_g" draw:textarea-horizontal-align="center" draw:textarea-vertical-align="middle"/>
    </style:style>
    <svg:linearGradient id="gradient34_g" draw:name="gradient34_g" draw:display-name="imported linear 35" svg:gradientUnits="objectBoundingBox" svg:x1="0.613cm" svg:y1="0.993cm" svg:x2="0.215cm" svg:y2="1.590cm">
      <svg:stop svg:stop-color="#de7210" svg:stop-opacity="99.60937%" svg:offset="0"/>
      <svg:stop svg:stop-color="#f2c072" svg:stop-opacity="99.60937%" svg:offset="1"/>
    </svg:linearGradient>
    <style:style style:name="gradient34" style:family="graphic" style:parent-style-name="standard">
      <style:graphic-properties draw:fill="gradient" draw:fill-gradient-name="gradient34_g" draw:textarea-horizontal-align="center" draw:textarea-vertical-align="middle"/>
    </style:style>
    <svg:linearGradient id="gradient35_g" draw:name="gradient35_g" draw:display-name="imported linear 36" svg:gradientUnits="objectBoundingBox" svg:x1="0.640cm" svg:y1="1.113cm" svg:x2="0.277cm" svg:y2="1.658cm">
      <svg:stop svg:stop-color="#de7210" svg:stop-opacity="99.60937%" svg:offset="0"/>
      <svg:stop svg:stop-color="#f2c072" svg:stop-opacity="99.60937%" svg:offset="1"/>
    </svg:linearGradient>
    <style:style style:name="gradient35" style:family="graphic" style:parent-style-name="standard">
      <style:graphic-properties draw:fill="gradient" draw:fill-gradient-name="gradient35_g" draw:textarea-horizontal-align="center" draw:textarea-vertical-align="middle"/>
    </style:style>
    <svg:linearGradient id="gradient36_g" draw:name="gradient36_g" draw:display-name="imported linear 37" svg:gradientUnits="objectBoundingBox" svg:x1="1.808cm" svg:y1="1.028cm" svg:x2="1.837cm" svg:y2="1.080cm">
      <svg:stop svg:stop-color="#8b8b89" svg:stop-opacity="99.60937%" svg:offset="0"/>
      <svg:stop svg:stop-color="#120500" svg:stop-opacity="99.60937%" svg:offset="1"/>
    </svg:linearGradient>
    <style:style style:name="gradient36" style:family="graphic" style:parent-style-name="standard">
      <style:graphic-properties draw:fill="gradient" draw:fill-gradient-name="gradient36_g" draw:textarea-horizontal-align="center" draw:textarea-vertical-align="middle"/>
    </style:style>
    <svg:linearGradient id="gradient37_g" draw:name="gradient37_g" draw:display-name="imported linear 38" svg:gradientUnits="objectBoundingBox" svg:x1="0.676cm" svg:y1="0.854cm" svg:x2="0.676cm" svg:y2="0.697cm">
      <svg:stop svg:stop-color="#de7210" svg:stop-opacity="99.60937%" svg:offset="0"/>
      <svg:stop svg:stop-color="#f6c08f" svg:stop-opacity="99.60937%" svg:offset="1"/>
    </svg:linearGradient>
    <style:style style:name="gradient37" style:family="graphic" style:parent-style-name="standard">
      <style:graphic-properties draw:fill="gradient" draw:fill-gradient-name="gradient37_g" draw:textarea-horizontal-align="center" draw:textarea-vertical-align="middle"/>
    </style:style>
    <svg:linearGradient id="gradient38_g" draw:name="gradient38_g" draw:display-name="imported linear 39" svg:gradientUnits="objectBoundingBox" svg:x1="0.690cm" svg:y1="1.042cm" svg:x2="1.019cm" svg:y2="0.657cm">
      <svg:stop svg:stop-color="#de7210" svg:stop-opacity="99.60937%" svg:offset="0"/>
      <svg:stop svg:stop-color="#f6c08f" svg:stop-opacity="99.60937%" svg:offset="1"/>
    </svg:linearGradient>
    <style:style style:name="gradient38" style:family="graphic" style:parent-style-name="standard">
      <style:graphic-properties draw:fill="gradient" draw:fill-gradient-name="gradient38_g" draw:textarea-horizontal-align="center" draw:textarea-vertical-align="middle"/>
    </style:style>
    <svg:linearGradient id="gradient39_g" draw:name="gradient39_g" draw:display-name="imported linear 40" svg:gradientUnits="objectBoundingBox" svg:x1="0.465cm" svg:y1="1.005cm" svg:x2="0.290cm" svg:y2="1.330cm">
      <svg:stop svg:stop-color="#de7210" svg:stop-opacity="99.60937%" svg:offset="0"/>
      <svg:stop svg:stop-color="#eed8a5" svg:stop-opacity="99.60937%" svg:offset="1"/>
    </svg:linearGradient>
    <style:style style:name="gradient39" style:family="graphic" style:parent-style-name="standard">
      <style:graphic-properties draw:fill="gradient" draw:fill-gradient-name="gradient39_g" draw:textarea-horizontal-align="center" draw:textarea-vertical-align="middle"/>
    </style:style>
    <svg:linearGradient id="gradient40_g" draw:name="gradient40_g" draw:display-name="imported linear 41" svg:gradientUnits="objectBoundingBox" svg:x1="0.490cm" svg:y1="1.074cm" svg:x2="0.812cm" svg:y2="0.698cm">
      <svg:stop svg:stop-color="#de7210" svg:stop-opacity="99.60937%" svg:offset="0"/>
      <svg:stop svg:stop-color="#f6c08f" svg:stop-opacity="99.60937%" svg:offset="1"/>
    </svg:linearGradient>
    <style:style style:name="gradient40" style:family="graphic" style:parent-style-name="standard">
      <style:graphic-properties draw:fill="gradient" draw:fill-gradient-name="gradient40_g" draw:textarea-horizontal-align="center" draw:textarea-vertical-align="middle"/>
    </style:style>
    <svg:linearGradient id="gradient41_g" draw:name="gradient41_g" draw:display-name="imported linear 42" svg:gradientUnits="objectBoundingBox" svg:x1="0.401cm" svg:y1="0.686cm" svg:x2="0.787cm" svg:y2="0.739cm">
      <svg:stop svg:stop-color="#de7210" svg:stop-opacity="99.60937%" svg:offset="0"/>
      <svg:stop svg:stop-color="#f6c08f" svg:stop-opacity="99.60937%" svg:offset="1"/>
    </svg:linearGradient>
    <style:style style:name="gradient41" style:family="graphic" style:parent-style-name="standard">
      <style:graphic-properties draw:fill="gradient" draw:fill-gradient-name="gradient41_g" draw:textarea-horizontal-align="center" draw:textarea-vertical-align="middle"/>
    </style:style>
    <svg:linearGradient id="gradient42_g" draw:name="gradient42_g" draw:display-name="imported linear 43" svg:gradientUnits="objectBoundingBox" svg:x1="0.209cm" svg:y1="0.693cm" svg:x2="0.755cm" svg:y2="0.768cm">
      <svg:stop svg:stop-color="#de7210" svg:stop-opacity="99.60937%" svg:offset="0"/>
      <svg:stop svg:stop-color="#f6c08f" svg:stop-opacity="99.60937%" svg:offset="1"/>
    </svg:linearGradient>
    <style:style style:name="gradient42" style:family="graphic" style:parent-style-name="standard">
      <style:graphic-properties draw:fill="gradient" draw:fill-gradient-name="gradient42_g" draw:textarea-horizontal-align="center" draw:textarea-vertical-align="middle"/>
    </style:style>
    <svg:linearGradient id="gradient43_g" draw:name="gradient43_g" draw:display-name="imported linear 44" svg:gradientUnits="objectBoundingBox" svg:x1="0.476cm" svg:y1="0.666cm" svg:x2="0.831cm" svg:y2="0.715cm">
      <svg:stop svg:stop-color="#de7210" svg:stop-opacity="99.60937%" svg:offset="0"/>
      <svg:stop svg:stop-color="#f6c08f" svg:stop-opacity="99.60937%" svg:offset="1"/>
    </svg:linearGradient>
    <style:style style:name="gradient43" style:family="graphic" style:parent-style-name="standard">
      <style:graphic-properties draw:fill="gradient" draw:fill-gradient-name="gradient43_g" draw:textarea-horizontal-align="center" draw:textarea-vertical-align="middle"/>
    </style:style>
    <svg:linearGradient id="gradient44_g" draw:name="gradient44_g" draw:display-name="imported linear 45" svg:gradientUnits="objectBoundingBox" svg:x1="0.456cm" svg:y1="0.808cm" svg:x2="0.135cm" svg:y2="0.775cm">
      <svg:stop svg:stop-color="#de7210" svg:stop-opacity="99.60937%" svg:offset="0"/>
      <svg:stop svg:stop-color="#f6c08f" svg:stop-opacity="99.60937%" svg:offset="1"/>
    </svg:linearGradient>
    <style:style style:name="gradient44" style:family="graphic" style:parent-style-name="standard">
      <style:graphic-properties draw:fill="gradient" draw:fill-gradient-name="gradient44_g" draw:textarea-horizontal-align="center" draw:textarea-vertical-align="middle"/>
    </style:style>
    <svg:linearGradient id="gradient45_g" draw:name="gradient45_g" draw:display-name="imported linear 46" svg:gradientUnits="objectBoundingBox" svg:x1="0.328cm" svg:y1="1.112cm" svg:x2="0.771cm" svg:y2="0.595cm">
      <svg:stop svg:stop-color="#de7210" svg:stop-opacity="99.60937%" svg:offset="0"/>
      <svg:stop svg:stop-color="#f6c08f" svg:stop-opacity="99.60937%" svg:offset="1"/>
    </svg:linearGradient>
    <style:style style:name="gradient45" style:family="graphic" style:parent-style-name="standard">
      <style:graphic-properties draw:fill="gradient" draw:fill-gradient-name="gradient45_g" draw:textarea-horizontal-align="center" draw:textarea-vertical-align="middle"/>
    </style:style>
    <svg:linearGradient id="gradient46_g" draw:name="gradient46_g" draw:display-name="imported linear 47" svg:gradientUnits="objectBoundingBox" svg:x1="2.649cm" svg:y1="3.521cm" svg:x2="3.517cm" svg:y2="2.182cm">
      <svg:stop svg:stop-color="#de5c01" svg:stop-opacity="99.60937%" svg:offset="0"/>
      <svg:stop svg:stop-color="#fefd00" svg:stop-opacity="99.60937%" svg:offset="1"/>
    </svg:linearGradient>
    <style:style style:name="gradient46" style:family="graphic" style:parent-style-name="standard">
      <style:graphic-properties draw:fill="gradient" draw:fill-gradient-name="gradient46_g" draw:textarea-horizontal-align="center" draw:textarea-vertical-align="middle"/>
    </style:style>
    <svg:linearGradient id="gradient47_g" draw:name="gradient47_g" draw:display-name="imported linear 48" svg:gradientUnits="objectBoundingBox" svg:x1="3.154cm" svg:y1="0.682cm" svg:x2="2.586cm" svg:y2="0.432cm">
      <svg:stop svg:stop-color="#f79a09" svg:stop-opacity="99.60937%" svg:offset="0"/>
      <svg:stop svg:stop-color="#fefd00" svg:stop-opacity="99.60937%" svg:offset="1"/>
    </svg:linearGradient>
    <style:style style:name="gradient47" style:family="graphic" style:parent-style-name="standard">
      <style:graphic-properties draw:fill="gradient" draw:fill-gradient-name="gradient47_g" draw:textarea-horizontal-align="center" draw:textarea-vertical-align="middle"/>
    </style:style>
    <svg:linearGradient id="gradient48_g" draw:name="gradient48_g" draw:display-name="imported linear 49" svg:gradientUnits="objectBoundingBox" svg:x1="3.536cm" svg:y1="1.251cm" svg:x2="2.740cm" svg:y2="0.513cm">
      <svg:stop svg:stop-color="#de5c01" svg:stop-opacity="99.60937%" svg:offset="0"/>
      <svg:stop svg:stop-color="#fefd00" svg:stop-opacity="99.60937%" svg:offset="1"/>
    </svg:linearGradient>
    <style:style style:name="gradient48" style:family="graphic" style:parent-style-name="standard">
      <style:graphic-properties draw:fill="gradient" draw:fill-gradient-name="gradient48_g" draw:textarea-horizontal-align="center" draw:textarea-vertical-align="middle"/>
    </style:style>
    <svg:linearGradient id="gradient49_g" draw:name="gradient49_g" draw:display-name="imported linear 50" svg:gradientUnits="objectBoundingBox" svg:x1="0.034cm" svg:y1="4.363cm" svg:x2="-0.298cm" svg:y2="4.018cm">
      <svg:stop svg:stop-color="#f79a09" svg:stop-opacity="99.60937%" svg:offset="0"/>
      <svg:stop svg:stop-color="#fefd00" svg:stop-opacity="99.60937%" svg:offset="1"/>
    </svg:linearGradient>
    <style:style style:name="gradient49" style:family="graphic" style:parent-style-name="standard">
      <style:graphic-properties draw:fill="gradient" draw:fill-gradient-name="gradient49_g" draw:textarea-horizontal-align="center" draw:textarea-vertical-align="middle"/>
    </style:style>
    <svg:linearGradient id="gradient50_g" draw:name="gradient50_g" draw:display-name="imported linear 51" svg:gradientUnits="objectBoundingBox" svg:x1="3.403cm" svg:y1="1.675cm" svg:x2="3.590cm" svg:y2="1.029cm">
      <svg:stop svg:stop-color="#f79a09" svg:stop-opacity="99.60937%" svg:offset="0"/>
      <svg:stop svg:stop-color="#fefd00" svg:stop-opacity="99.60937%" svg:offset="1"/>
    </svg:linearGradient>
    <style:style style:name="gradient50" style:family="graphic" style:parent-style-name="standard">
      <style:graphic-properties draw:fill="gradient" draw:fill-gradient-name="gradient50_g" draw:textarea-horizontal-align="center" draw:textarea-vertical-align="middle"/>
    </style:style>
    <svg:linearGradient id="gradient51_g" draw:name="gradient51_g" draw:display-name="imported linear 52" svg:gradientUnits="objectBoundingBox" svg:x1="-1.558cm" svg:y1="6.383cm" svg:x2="-1.565cm" svg:y2="5.893cm">
      <svg:stop svg:stop-color="#f79a09" svg:stop-opacity="99.60937%" svg:offset="0"/>
      <svg:stop svg:stop-color="#fefd00" svg:stop-opacity="99.60937%" svg:offset="1"/>
    </svg:linearGradient>
    <style:style style:name="gradient51" style:family="graphic" style:parent-style-name="standard">
      <style:graphic-properties draw:fill="gradient" draw:fill-gradient-name="gradient51_g" draw:textarea-horizontal-align="center" draw:textarea-vertical-align="middle"/>
    </style:style>
    <svg:linearGradient id="gradient52_g" draw:name="gradient52_g" draw:display-name="imported linear 53" svg:gradientUnits="objectBoundingBox" svg:x1="-5.181cm" svg:y1="9.962cm" svg:x2="-4.843cm" svg:y2="9.296cm">
      <svg:stop svg:stop-color="#f79a09" svg:stop-opacity="99.60937%" svg:offset="0"/>
      <svg:stop svg:stop-color="#fefd00" svg:stop-opacity="99.60937%" svg:offset="1"/>
    </svg:linearGradient>
    <style:style style:name="gradient52" style:family="graphic" style:parent-style-name="standard">
      <style:graphic-properties draw:fill="gradient" draw:fill-gradient-name="gradient52_g" draw:textarea-horizontal-align="center" draw:textarea-vertical-align="middle"/>
    </style:style>
    <svg:linearGradient id="gradient53_g" draw:name="gradient53_g" draw:display-name="imported linear 54" svg:gradientUnits="objectBoundingBox" svg:x1="2.976cm" svg:y1="2.632cm" svg:x2="3.021cm" svg:y2="1.895cm">
      <svg:stop svg:stop-color="#de5c01" svg:stop-opacity="99.60937%" svg:offset="0"/>
      <svg:stop svg:stop-color="#fefd00" svg:stop-opacity="99.60937%" svg:offset="1"/>
    </svg:linearGradient>
    <style:style style:name="gradient53" style:family="graphic" style:parent-style-name="standard">
      <style:graphic-properties draw:fill="gradient" draw:fill-gradient-name="gradient53_g" draw:textarea-horizontal-align="center" draw:textarea-vertical-align="middle"/>
    </style:style>
    <svg:linearGradient id="gradient54_g" draw:name="gradient54_g" draw:display-name="imported linear 55" svg:gradientUnits="objectBoundingBox" svg:x1="1.751cm" svg:y1="3.415cm" svg:x2="3.176cm" svg:y2="2.563cm">
      <svg:stop svg:stop-color="#b9120d" svg:stop-opacity="99.60937%" svg:offset="0"/>
      <svg:stop svg:stop-color="#bb180d" svg:stop-opacity="99.60937%" svg:offset="1"/>
    </svg:linearGradient>
    <style:style style:name="gradient54" style:family="graphic" style:parent-style-name="standard">
      <style:graphic-properties draw:fill="gradient" draw:fill-gradient-name="gradient54_g" draw:textarea-horizontal-align="center" draw:textarea-vertical-align="middle"/>
    </style:style>
    <svg:linearGradient id="gradient55_g" draw:name="gradient55_g" draw:display-name="imported linear 56" svg:gradientUnits="objectBoundingBox" svg:x1="1.627cm" svg:y1="2.807cm" svg:x2="3.087cm" svg:y2="3.005cm">
      <svg:stop svg:stop-color="#de7210" svg:stop-opacity="99.60937%" svg:offset="0"/>
      <svg:stop svg:stop-color="#f6c08f" svg:stop-opacity="99.60937%" svg:offset="1"/>
    </svg:linearGradient>
    <style:style style:name="gradient55" style:family="graphic" style:parent-style-name="standard">
      <style:graphic-properties draw:fill="gradient" draw:fill-gradient-name="gradient55_g" draw:textarea-horizontal-align="center" draw:textarea-vertical-align="middle"/>
    </style:style>
    <svg:linearGradient id="gradient56_g" draw:name="gradient56_g" draw:display-name="imported linear 57" svg:gradientUnits="objectBoundingBox" svg:x1="1.170cm" svg:y1="2.696cm" svg:x2="2.865cm" svg:y2="3.229cm">
      <svg:stop svg:stop-color="#de7210" svg:stop-opacity="99.60937%" svg:offset="0"/>
      <svg:stop svg:stop-color="#f6c08f" svg:stop-opacity="99.60937%" svg:offset="1"/>
    </svg:linearGradient>
    <style:style style:name="gradient56" style:family="graphic" style:parent-style-name="standard">
      <style:graphic-properties draw:fill="gradient" draw:fill-gradient-name="gradient56_g" draw:textarea-horizontal-align="center" draw:textarea-vertical-align="middle"/>
    </style:style>
    <svg:linearGradient id="gradient57_g" draw:name="gradient57_g" draw:display-name="imported linear 58" svg:gradientUnits="objectBoundingBox" svg:x1="-18.044cm" svg:y1="18.868cm" svg:x2="-17.237cm" svg:y2="20.412cm">
      <svg:stop svg:stop-color="#de7210" svg:stop-opacity="99.60937%" svg:offset="0"/>
      <svg:stop svg:stop-color="#f6c08f" svg:stop-opacity="99.60937%" svg:offset="1"/>
    </svg:linearGradient>
    <style:style style:name="gradient57" style:family="graphic" style:parent-style-name="standard">
      <style:graphic-properties draw:fill="gradient" draw:fill-gradient-name="gradient57_g" draw:textarea-horizontal-align="center" draw:textarea-vertical-align="middle"/>
    </style:style>
  </office:styles>
  <office:automatic-styles>
    <!-- ####### 'Standard' styles ####### --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master-name="PM1" draw:style-name="dp1"/>
  </office:master-styles>
</office:document-styles>
<!--
*************************************************************************
  E N D    O F    F I L E
  Have a nice day  - ishmal
*************************************************************************
-->
</file>

<file path=meta.xml><?xml version="1.0" encoding="utf-8"?>
<!--
*************************************************************************
  file:  meta.xml
  Generated by Inkscape: Tue Oct  1 13:55:19 2013
  http://www.inkscape.org
*************************************************************************
--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Inkscape.org - 0.45</meta:generator>
    <meta:initial-creator>unknown</meta:initial-creator>
    <meta:creation-date/>
    <dc:format>image/svg+xml</dc:format>
    <dc:title>Firefox Logo</dc:title>
    <meta:editing-cycles>2</meta:editing-cycles>
    <meta:editing-duration>PT56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